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text-properties fo:font-size="8pt" officeooo:paragraph-rsid="001e4599" style:font-size-asian="8pt" style:font-size-complex="8pt"/>
    </style:style>
    <style:style style:name="P3" style:family="paragraph" style:parent-style-name="Preformatted_20_Text">
      <style:paragraph-properties fo:break-before="page"/>
      <style:text-properties fo:font-size="8pt" style:font-size-asian="8pt" style:font-size-complex="8pt"/>
    </style:style>
    <style:style style:name="P4" style:family="paragraph" style:parent-style-name="Preformatted_20_Text">
      <style:paragraph-properties fo:break-before="page"/>
      <style:text-properties fo:font-size="8pt" officeooo:paragraph-rsid="001e4599" style:font-size-asian="8pt" style:font-size-complex="8pt"/>
    </style:style>
    <style:style style:name="T1" style:family="text">
      <style:text-properties officeooo:rsid="001efa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 cd_ls_pwd.c file **************/</text:p>
      <text:p text:style-name="P1"/>
      <text:p text:style-name="P1">/**** globals defined in main.c file ****/</text:p>
      <text:p text:style-name="P1">extern MINODE minode[NMINODE];</text:p>
      <text:p text:style-name="P1">extern MINODE *root;</text:p>
      <text:p text:style-name="P1">extern PROC <text:s text:c="2"/>proc[NPROC], *running;</text:p>
      <text:p text:style-name="P1">extern char <text:s text:c="2"/>gpath[256];</text:p>
      <text:p text:style-name="P1">extern char <text:s text:c="2"/>*name[64];</text:p>
      <text:p text:style-name="P1">extern int <text:s text:c="3"/>n;</text:p>
      <text:p text:style-name="P1">extern int fd, dev;</text:p>
      <text:p text:style-name="P1">extern int nblocks, ninodes, bmap, imap, inode_start;</text:p>
      <text:p text:style-name="P1">extern char line[256], cmd[32], pathname[256];</text:p>
      <text:p text:style-name="P1">extern int isDev;</text:p>
      <text:p text:style-name="P1"/>
      <text:p text:style-name="P1">#define OWNER <text:s/>000700</text:p>
      <text:p text:style-name="P1">#define GROUP <text:s/>000070</text:p>
      <text:p text:style-name="P1">#define OTHER <text:s/>000007</text:p>
      <text:p text:style-name="P1"/>
      <text:p text:style-name="P1">int change_dir()</text:p>
      <text:p text:style-name="P1">{</text:p>
      <text:p text:style-name="P1"><text:s text:c="4"/>printf("cd");</text:p>
      <text:p text:style-name="P1"><text:s text:c="2"/>char temp[EXT2_NAME_LEN];</text:p>
      <text:p text:style-name="P1"><text:s text:c="2"/>MINODE *newip;</text:p>
      <text:p text:style-name="P1"><text:s text:c="2"/>int ino, dev;</text:p>
      <text:p text:style-name="P1"/>
      <text:p text:style-name="P1"><text:s text:c="2"/>if (pathname[0] == 0)</text:p>
      <text:p text:style-name="P1"><text:s text:c="2"/>{</text:p>
      <text:p text:style-name="P1"><text:s text:c="6"/>iput(running-&gt;cwd);</text:p>
      <text:p text:style-name="P1"><text:s text:c="6"/>running-&gt;cwd = iget(dev, 2);</text:p>
      <text:p text:style-name="P1"><text:s text:c="6"/>return -1;</text:p>
      <text:p text:style-name="P1"><text:s text:c="2"/>}</text:p>
      <text:p text:style-name="P1"/>
      <text:p text:style-name="P1"><text:s text:c="2"/>if (pathname[0] == '/')</text:p>
      <text:p text:style-name="P1"><text:s text:c="6"/>dev = root-&gt;dev;</text:p>
      <text:p text:style-name="P1"><text:s text:c="2"/>else</text:p>
      <text:p text:style-name="P1"><text:s text:c="6"/>dev = running-&gt;cwd-&gt;dev;</text:p>
      <text:p text:style-name="P1"><text:s text:c="2"/>strcpy(temp, pathname);</text:p>
      <text:p text:style-name="P1"><text:s text:c="2"/>printf("temp: %s", temp);</text:p>
      <text:p text:style-name="P1"><text:s text:c="2"/>ino = getino(temp);</text:p>
      <text:p text:style-name="P1"><text:s text:c="2"/>if (!ino)</text:p>
      <text:p text:style-name="P1"><text:s text:c="2"/>{</text:p>
      <text:p text:style-name="P1"><text:s text:c="6"/>printf("no such directory\n");</text:p>
      <text:p text:style-name="P1"><text:s text:c="6"/>return -1;</text:p>
      <text:p text:style-name="P1"><text:s text:c="2"/>}</text:p>
      <text:p text:style-name="P1"><text:s text:c="2"/>printf("dev=%d ino=%d\n", dev, ino);</text:p>
      <text:p text:style-name="P1"><text:s text:c="2"/>newip = iget(dev, ino);</text:p>
      <text:p text:style-name="P1"><text:s text:c="2"/>printf("mode=%4x\n", newip-&gt;INODE.i_mode);</text:p>
      <text:p text:style-name="P1"><text:s text:c="2"/>if (!S_ISDIR(newip-&gt;INODE.i_mode))</text:p>
      <text:p text:style-name="P1"><text:s text:c="2"/>{</text:p>
      <text:p text:style-name="P1"><text:s text:c="6"/>printf("%s is not a directory\n", pathname);</text:p>
      <text:p text:style-name="P1"><text:s text:c="6"/>iput(newip);</text:p>
      <text:p text:style-name="P1"><text:s text:c="6"/>return -1;</text:p>
      <text:p text:style-name="P1"><text:s text:c="2"/>}</text:p>
      <text:p text:style-name="P1"/>
      <text:p text:style-name="P1"><text:s text:c="2"/>iput(running-&gt;cwd);</text:p>
      <text:p text:style-name="P1"><text:s text:c="2"/>running-&gt;cwd = newip;</text:p>
      <text:p text:style-name="P1"><text:s text:c="2"/>printf("after cd : cwd = [%d %d]\n", running-&gt;cwd-&gt;dev, running-&gt;cwd-&gt;ino);</text:p>
      <text:p text:style-name="P1"><text:s text:c="2"/>return 0;</text:p>
      <text:p text:style-name="P1"/>
      <text:p text:style-name="P1"/>
      <text:p text:style-name="P1">}</text:p>
      <text:p text:style-name="P1"/>
      <text:p text:style-name="P1">int find_ino(MINODE *mip, u32 *myino)</text:p>
      <text:p text:style-name="P1">{</text:p>
      <text:p text:style-name="P1"><text:s text:c="4"/>char buf[BLKSIZE], *cp;</text:p>
      <text:p text:style-name="P1"><text:s text:c="4"/>DIR *dp;</text:p>
      <text:p text:style-name="P1"/>
      <text:p text:style-name="P1"><text:s text:c="4"/>get_block(mip-&gt;dev, mip-&gt;INODE.i_block[0], buf);</text:p>
      <text:p text:style-name="P1"><text:s text:c="4"/>cp = buf;</text:p>
      <text:p text:style-name="P1"><text:s text:c="4"/>dp = (DIR *)buf;</text:p>
      <text:p text:style-name="P1"><text:s text:c="4"/>*myino = dp-&gt;inode;</text:p>
      <text:p text:style-name="P1"><text:s text:c="4"/>cp += dp-&gt;rec_len;</text:p>
      <text:p text:style-name="P1"><text:s text:c="4"/>dp = (DIR *)cp;</text:p>
      <text:p text:style-name="P1"><text:s text:c="4"/>return dp-&gt;inode;</text:p>
      <text:p text:style-name="P1"><text:soft-page-break/>}</text:p>
      <text:p text:style-name="P1"/>
      <text:p text:style-name="P1"/>
      <text:p text:style-name="P1">int findmyname(MINODE *parent, u32 myino, char *myname)</text:p>
      <text:p text:style-name="P1">{</text:p>
      <text:p text:style-name="P1"><text:s text:c="4"/>int i;</text:p>
      <text:p text:style-name="P1"><text:s text:c="4"/>char buf[BLKSIZE], temp[256], *cp;</text:p>
      <text:p text:style-name="P1"><text:s text:c="4"/>DIR *dp;</text:p>
      <text:p text:style-name="P1"><text:s text:c="4"/>MINODE *mip = parent;</text:p>
      <text:p text:style-name="P1"><text:s text:c="4"/>//SEARCH FOR FILENAME</text:p>
      <text:p text:style-name="P1"><text:s text:c="4"/>for (i=0; i &lt; 12; i++)</text:p>
      <text:p text:style-name="P1"><text:s text:c="4"/>{ <text:s/>// assume DIR at most 12 direct blocks</text:p>
      <text:p text:style-name="P1"/>
      <text:p text:style-name="P1"><text:s text:c="8"/>if (mip-&gt;INODE.i_block[i] == 0)</text:p>
      <text:p text:style-name="P1"><text:s text:c="12"/>return -1;</text:p>
      <text:p text:style-name="P1"><text:s text:c="8"/>get_block(dev, mip-&gt;INODE.i_block[i], buf);</text:p>
      <text:p text:style-name="P1"><text:s text:c="8"/>dp = (DIR *)buf;</text:p>
      <text:p text:style-name="P1"><text:s text:c="8"/>cp = buf;</text:p>
      <text:p text:style-name="P1"/>
      <text:p text:style-name="P1"><text:s text:c="8"/>while(cp &lt; buf + BLKSIZE)</text:p>
      <text:p text:style-name="P1"><text:s text:c="8"/>{</text:p>
      <text:p text:style-name="P1"><text:s text:c="12"/>strncpy(temp, dp-&gt;name, dp-&gt;name_len);</text:p>
      <text:p text:style-name="P1"><text:s text:c="12"/>temp[dp-&gt;name_len] = 0;</text:p>
      <text:p text:style-name="P1"><text:s text:c="12"/>printf("%4d %4d %4d %s\n",</text:p>
      <text:p text:style-name="P1"><text:s text:c="19"/>dp-&gt;inode, dp-&gt;rec_len, dp-&gt;name_len, temp);</text:p>
      <text:p text:style-name="P1"><text:s text:c="12"/>if(dp-&gt;inode == myino)</text:p>
      <text:p text:style-name="P1"><text:s text:c="12"/>{</text:p>
      <text:p text:style-name="P1"><text:s text:c="16"/>strncpy(myname, dp-&gt;name, dp-&gt;name_len);</text:p>
      <text:p text:style-name="P1"><text:s text:c="16"/>myname[dp-&gt;name_len] = 0;</text:p>
      <text:p text:style-name="P1"><text:s text:c="16"/>//printf("found %s : ino = %d\n",myname,dp-&gt;inode);</text:p>
      <text:p text:style-name="P1"><text:s text:c="16"/>return 0;</text:p>
      <text:p text:style-name="P1"><text:s text:c="12"/>}</text:p>
      <text:p text:style-name="P1"><text:s text:c="12"/>cp += dp-&gt;rec_len;</text:p>
      <text:p text:style-name="P1"><text:s text:c="12"/>dp = (DIR *)cp;</text:p>
      <text:p text:style-name="P1"><text:s text:c="8"/>}</text:p>
      <text:p text:style-name="P1"><text:s text:c="4"/>}</text:p>
      <text:p text:style-name="P1"><text:s text:c="4"/>return -1;</text:p>
      <text:p text:style-name="P1">}</text:p>
      <text:p text:style-name="P1"/>
      <text:p text:style-name="P1">int ls_file(MINODE *mip, char *name)</text:p>
      <text:p text:style-name="P1">{</text:p>
      <text:p text:style-name="P1"><text:s text:c="4"/>char *t1 = "xwrxwrxwr-------";</text:p>
      <text:p text:style-name="P1"><text:s text:c="4"/>char *t2 = "----------------";</text:p>
      <text:p text:style-name="P1"><text:s text:c="4"/>u16 mode, mask;</text:p>
      <text:p text:style-name="P1"><text:s text:c="4"/>mode = mip-&gt;INODE.i_mode;</text:p>
      <text:p text:style-name="P1"><text:s text:c="4"/>if ((mode &amp; 0xF000) == 0x8000) // if (S_ISREG())</text:p>
      <text:p text:style-name="P1"><text:s text:c="8"/>printf("%c",'-');</text:p>
      <text:p text:style-name="P1"><text:s text:c="4"/>if ((mode &amp; 0xF000) == 0x4000) // if (S_ISDIR())</text:p>
      <text:p text:style-name="P1"><text:s text:c="8"/>printf("%c",'d');</text:p>
      <text:p text:style-name="P1"><text:s text:c="4"/>if ((mode &amp; 0xF000) == 0xA000) // if (S_ISLNK())</text:p>
      <text:p text:style-name="P1"><text:s text:c="8"/>printf("%c",'l');</text:p>
      <text:p text:style-name="P1"><text:s text:c="4"/>for (int i=8; i &gt;= 0; i--){</text:p>
      <text:p text:style-name="P1"><text:s text:c="8"/>if (mode &amp; (1 &lt;&lt; i)) // print r|w|x</text:p>
      <text:p text:style-name="P1"><text:s text:c="12"/>printf("%c", t1[i]);</text:p>
      <text:p text:style-name="P1"><text:s text:c="8"/>else</text:p>
      <text:p text:style-name="P1"><text:s text:c="12"/>printf("%c", t2[i]);</text:p>
      <text:p text:style-name="P1">// or print -</text:p>
      <text:p text:style-name="P1"><text:s text:c="4"/>}</text:p>
      <text:p text:style-name="P1"><text:s text:c="4"/>printf("%4d", mip-&gt;INODE.i_links_count);</text:p>
      <text:p text:style-name="P1"><text:s text:c="4"/>printf("%4d", mip-&gt;INODE.i_uid);</text:p>
      <text:p text:style-name="P1"><text:s text:c="4"/>printf("%4d", mip-&gt;INODE.i_gid);</text:p>
      <text:p text:style-name="P1"><text:s text:c="4"/>printf("\t");</text:p>
      <text:p text:style-name="P1"><text:s text:c="4"/>printf("%8d", mip-&gt;INODE.i_size);</text:p>
      <text:p text:style-name="P1"><text:s text:c="4"/>char filetime[256];</text:p>
      <text:p text:style-name="P1"><text:s text:c="4"/>time_t time = (time_t)mip-&gt;INODE.i_mtime;</text:p>
      <text:p text:style-name="P1"><text:s text:c="4"/>strcpy(filetime, ctime(&amp;time));</text:p>
      <text:p text:style-name="P1"><text:s text:c="4"/>filetime[strlen(filetime)-1] = 0;</text:p>
      <text:p text:style-name="P1"><text:s text:c="4"/>printf("\t%s", filetime);</text:p>
      <text:p text:style-name="P1"><text:s text:c="4"/>printf("\t%s", name);</text:p>
      <text:p text:style-name="P1"><text:s text:c="4"/>if (S_ISLNK(mode))</text:p>
      <text:p text:style-name="P1"><text:s text:c="8"/>printf(" -&gt; %s", (char *)mip-&gt;INODE.i_block);</text:p>
      <text:p text:style-name="P1"><text:s text:c="4"/>printf("\n");</text:p>
      <text:p text:style-name="P1">}</text:p>
      <text:p text:style-name="P1"/>
      <text:p text:style-name="P1"><text:soft-page-break/>int ls_dir(MINODE *mip)</text:p>
      <text:p text:style-name="P1">{</text:p>
      <text:p text:style-name="P1"><text:s text:c="4"/>char buf[BLKSIZE], temp[256];</text:p>
      <text:p text:style-name="P1"><text:s text:c="4"/>DIR *dp;</text:p>
      <text:p text:style-name="P1"><text:s text:c="4"/>char *cp;</text:p>
      <text:p text:style-name="P1"><text:s text:c="4"/>MINODE *dip;</text:p>
      <text:p text:style-name="P1"/>
      <text:p text:style-name="P1"><text:s text:c="4"/>for (int i = 0; i &lt; 12; i++)</text:p>
      <text:p text:style-name="P1"><text:s text:c="4"/>{</text:p>
      <text:p text:style-name="P1"><text:s text:c="8"/>printf("block: %d\n", mip-&gt;INODE.i_block[i]);</text:p>
      <text:p text:style-name="P1"><text:s text:c="8"/>if (mip-&gt;INODE.i_block[i] == 0)</text:p>
      <text:p text:style-name="P1"><text:s text:c="12"/>return 0;</text:p>
      <text:p text:style-name="P1"><text:s text:c="8"/>get_block(mip-&gt;dev, mip-&gt;INODE.i_block[i], buf);</text:p>
      <text:p text:style-name="P1"><text:s text:c="8"/>dp = (DIR *)buf;</text:p>
      <text:p text:style-name="P1"><text:s text:c="8"/>cp = buf;</text:p>
      <text:p text:style-name="P1"><text:s text:c="8"/>while (cp &lt; buf + BLKSIZE)</text:p>
      <text:p text:style-name="P1"><text:s text:c="8"/>{</text:p>
      <text:p text:style-name="P1"><text:s text:c="12"/>strncpy(temp, dp-&gt;name, dp-&gt;name_len);</text:p>
      <text:p text:style-name="P1"><text:s text:c="12"/>temp[dp-&gt;name_len] = 0;</text:p>
      <text:p text:style-name="P1"><text:s text:c="12"/>dip = iget(dev, dp-&gt;inode);</text:p>
      <text:p text:style-name="P1"><text:s text:c="12"/>ls_file(dip, temp);</text:p>
      <text:p text:style-name="P1"><text:s text:c="12"/>iput(dip);</text:p>
      <text:p text:style-name="P1"/>
      <text:p text:style-name="P1"><text:s text:c="12"/>cp+= dp-&gt;rec_len;</text:p>
      <text:p text:style-name="P1"><text:s text:c="12"/>dp = (DIR *)cp;</text:p>
      <text:p text:style-name="P1"><text:s text:c="8"/>}</text:p>
      <text:p text:style-name="P1"><text:s text:c="4"/>}</text:p>
      <text:p text:style-name="P1">}</text:p>
      <text:p text:style-name="P1"/>
      <text:p text:style-name="P1">int list_file()</text:p>
      <text:p text:style-name="P1">{</text:p>
      <text:p text:style-name="P1"><text:s text:c="5"/>MINODE *mip;</text:p>
      <text:p text:style-name="P1"><text:s text:c="5"/>u16 mode;</text:p>
      <text:p text:style-name="P1"><text:s text:c="5"/>int dev, ino;</text:p>
      <text:p text:style-name="P1"><text:s text:c="5"/>if (pathname[0] == 0)</text:p>
      <text:p text:style-name="P1"><text:s text:c="5"/>{</text:p>
      <text:p text:style-name="P1"><text:s text:c="9"/>return ls_dir(running-&gt;cwd);</text:p>
      <text:p text:style-name="P1"><text:s text:c="5"/>}</text:p>
      <text:p text:style-name="P1"><text:s text:c="5"/>dev = root-&gt;dev;</text:p>
      <text:p text:style-name="P1"><text:s text:c="5"/>ino = getino(pathname);</text:p>
      <text:p text:style-name="P1"><text:s text:c="5"/>if (ino == 0)</text:p>
      <text:p text:style-name="P1"><text:s text:c="5"/>{</text:p>
      <text:p text:style-name="P1"><text:s text:c="9"/>printf("file does not exist: %s\n", pathname);</text:p>
      <text:p text:style-name="P1"><text:s text:c="9"/>return -1;</text:p>
      <text:p text:style-name="P1"><text:s text:c="5"/>}</text:p>
      <text:p text:style-name="P1"><text:s text:c="5"/>mip = iget(dev, ino);</text:p>
      <text:p text:style-name="P1"><text:s text:c="5"/>mode = mip-&gt;INODE.i_mode;</text:p>
      <text:p text:style-name="P1"><text:s text:c="5"/>if (!S_ISDIR(mode))</text:p>
      <text:p text:style-name="P1"><text:s text:c="9"/>ls_file(mip, basename(name[0]));</text:p>
      <text:p text:style-name="P1"><text:s text:c="5"/>else</text:p>
      <text:p text:style-name="P1"><text:s text:c="9"/>ls_dir(mip);</text:p>
      <text:p text:style-name="P1"><text:s text:c="5"/>iput(mip);</text:p>
      <text:p text:style-name="P1"/>
      <text:p text:style-name="P1">}</text:p>
      <text:p text:style-name="P1"/>
      <text:p text:style-name="P1">void rpwd(MINODE *wd)</text:p>
      <text:p text:style-name="P1">{</text:p>
      <text:p text:style-name="P1"><text:s text:c="4"/>char myname[256];</text:p>
      <text:p text:style-name="P1"><text:s text:c="4"/>MINODE *parent;</text:p>
      <text:p text:style-name="P1"><text:s text:c="4"/>u32 myino, parentino;</text:p>
      <text:p text:style-name="P1"><text:s text:c="4"/>if (wd==root) return;</text:p>
      <text:p text:style-name="P1"><text:s text:c="4"/>parentino = find_ino(wd, &amp;myino);</text:p>
      <text:p text:style-name="P1"><text:s text:c="4"/>parent = iget(dev, parentino);</text:p>
      <text:p text:style-name="P1"/>
      <text:p text:style-name="P1"><text:s text:c="4"/>findmyname(parent, myino, myname);</text:p>
      <text:p text:style-name="P1"><text:s text:c="4"/>rpwd(parent);</text:p>
      <text:p text:style-name="P1"><text:s text:c="4"/>iput(parent);</text:p>
      <text:p text:style-name="P1"><text:s text:c="4"/>printf("/%s", myname);</text:p>
      <text:p text:style-name="P1"><text:s text:c="4"/>return;</text:p>
      <text:p text:style-name="P1">}</text:p>
      <text:p text:style-name="P1"/>
      <text:p text:style-name="P1"/>
      <text:p text:style-name="P1">void pwd(MINODE *wd)</text:p>
      <text:p text:style-name="P1">{</text:p>
      <text:p text:style-name="P1"><text:soft-page-break/><text:s text:c="4"/>if (wd == root)</text:p>
      <text:p text:style-name="P1"><text:s text:c="8"/>printf("/");</text:p>
      <text:p text:style-name="P1"><text:s text:c="4"/>else</text:p>
      <text:p text:style-name="P1"><text:s text:c="8"/>rpwd(wd);</text:p>
      <text:p text:style-name="P1"><text:s text:c="4"/>printf("\n");</text:p>
      <text:p text:style-name="P1">}</text:p>
      <text:p text:style-name="P1"/>
      <text:p text:style-name="P1">void myQuit()</text:p>
      <text:p text:style-name="P1">{</text:p>
      <text:p text:style-name="P1"><text:s text:c="4"/>int i;</text:p>
      <text:p text:style-name="P1"><text:s text:c="4"/>MINODE *mip;</text:p>
      <text:p text:style-name="P1"><text:s text:c="4"/>for (i=0; i&lt;NMINODE; i++){</text:p>
      <text:p text:style-name="P1"><text:s text:c="8"/>mip = &amp;minode[i];</text:p>
      <text:p text:style-name="P1"><text:s text:c="8"/>if (mip-&gt;refCount &gt; 0)</text:p>
      <text:p text:style-name="P1"><text:s text:c="12"/>iput(mip);</text:p>
      <text:p text:style-name="P1"><text:s text:c="4"/>}</text:p>
      <text:p text:style-name="P1"><text:s text:c="4"/>exit(0);</text:p>
      <text:p text:style-name="P1">}</text:p>
      <text:p text:style-name="P1"/>
      <text:p text:style-name="P1">int isEmpty(MINODE *mip)</text:p>
      <text:p text:style-name="P1">{</text:p>
      <text:p text:style-name="P1"><text:s text:c="4"/>int i;</text:p>
      <text:p text:style-name="P1"><text:s text:c="4"/>char buf[BLKSIZE], namebuf[256], *cp;</text:p>
      <text:p text:style-name="P1"/>
      <text:p text:style-name="P1"><text:s text:c="4"/>// more than 2 links?</text:p>
      <text:p text:style-name="P1"><text:s text:c="4"/>if(mip-&gt;INODE.i_links_count &gt; 2)</text:p>
      <text:p text:style-name="P1"><text:s text:c="8"/>return 0;</text:p>
      <text:p text:style-name="P1"/>
      <text:p text:style-name="P1"><text:s text:c="4"/>// only 2 links?</text:p>
      <text:p text:style-name="P1"><text:s text:c="4"/>if(mip-&gt;INODE.i_links_count == 2)</text:p>
      <text:p text:style-name="P1"><text:s text:c="4"/>{</text:p>
      <text:p text:style-name="P1"><text:s text:c="8"/>// cycle through each direct block to check...</text:p>
      <text:p text:style-name="P1"><text:s text:c="8"/>for(i = 0; i &lt;= 11; i++)</text:p>
      <text:p text:style-name="P1"><text:s text:c="8"/>{</text:p>
      <text:p text:style-name="P1"><text:s text:c="12"/>if(mip-&gt;INODE.i_block[i])</text:p>
      <text:p text:style-name="P1"><text:s text:c="12"/>{</text:p>
      <text:p text:style-name="P1"><text:s text:c="16"/>get_block(mip-&gt;dev, mip-&gt;INODE.i_block[i], buf);</text:p>
      <text:p text:style-name="P1"><text:s text:c="16"/>cp = buf;</text:p>
      <text:p text:style-name="P1"><text:s text:c="16"/>dp = (DIR *)buf;</text:p>
      <text:p text:style-name="P1"/>
      <text:p text:style-name="P1"><text:s text:c="16"/>while(cp &lt; &amp;buf[BLKSIZE])</text:p>
      <text:p text:style-name="P1"><text:s text:c="16"/>{</text:p>
      <text:p text:style-name="P1"><text:s text:c="20"/>strncpy(namebuf, dp-&gt;name, dp-&gt;name_len);</text:p>
      <text:p text:style-name="P1"><text:s text:c="20"/>namebuf[dp-&gt;name_len] = 0;</text:p>
      <text:p text:style-name="P1"/>
      <text:p text:style-name="P1"><text:s text:c="20"/>// if stuff exists, this directory isn't empty :(</text:p>
      <text:p text:style-name="P1"><text:s text:c="20"/>if(strcmp(namebuf, ".") &amp;&amp; strcmp(namebuf, ".."))</text:p>
      <text:p text:style-name="P1"><text:s text:c="24"/>return 0;</text:p>
      <text:p text:style-name="P1"/>
      <text:p text:style-name="P1"><text:s text:c="20"/>cp+=dp-&gt;rec_len;</text:p>
      <text:p text:style-name="P1"><text:s text:c="20"/>dp=(DIR *)cp;</text:p>
      <text:p text:style-name="P1"><text:s text:c="16"/>}</text:p>
      <text:p text:style-name="P1"><text:s text:c="12"/>}</text:p>
      <text:p text:style-name="P1"><text:s text:c="8"/>}</text:p>
      <text:p text:style-name="P1"><text:s text:c="8"/>return 1;</text:p>
      <text:p text:style-name="P1"><text:s text:c="4"/>}</text:p>
      <text:p text:style-name="P1"><text:s text:c="4"/>return -1;</text:p>
      <text:p text:style-name="P1">}</text:p>
      <text:p text:style-name="P1"/>
      <text:p text:style-name="P1">int enter_name(MINODE *pip, int myino, char *myname)</text:p>
      <text:p text:style-name="P1">{</text:p>
      <text:p text:style-name="P1"><text:s text:c="4"/>int i = 0;</text:p>
      <text:p text:style-name="P1"><text:s text:c="4"/>char buf[BLKSIZE];</text:p>
      <text:p text:style-name="P1"/>
      <text:p text:style-name="P1"><text:s text:c="4"/>for(i =0; i&lt; 12; i++)</text:p>
      <text:p text:style-name="P1"><text:s text:c="4"/>{</text:p>
      <text:p text:style-name="P1"><text:s text:c="8"/>if (pip-&gt;INODE.i_block[i] == 0)</text:p>
      <text:p text:style-name="P1"><text:s text:c="12"/>break;</text:p>
      <text:p text:style-name="P1"><text:s text:c="8"/>get_block(dev, pip-&gt;INODE.i_block[i], buf);</text:p>
      <text:p text:style-name="P1"><text:s text:c="8"/>dp=(DIR *)buf;</text:p>
      <text:p text:style-name="P1"><text:s text:c="8"/>char * cp = buf;</text:p>
      <text:p text:style-name="P1"><text:s text:c="8"/>int need_length = 4*( (8 + strlen(myname) + 3)/4 );</text:p>
      <text:p text:style-name="P1"><text:s text:c="8"/>if(isDev){printf("length: %d\n", need_length);}</text:p>
      <text:p text:style-name="P1"/>
      <text:p text:style-name="P1"><text:soft-page-break/><text:s text:c="8"/>get_block(pip-&gt;dev, pip-&gt;INODE.i_block[i], buf);</text:p>
      <text:p text:style-name="P1"/>
      <text:p text:style-name="P1"><text:s text:c="8"/>dp= (DIR*)buf;</text:p>
      <text:p text:style-name="P1"><text:s text:c="8"/>cp = buf;</text:p>
      <text:p text:style-name="P1"><text:s text:c="8"/>// step to LAST entry in block: int blk = parent-&gt;INODE.i_block[i];</text:p>
      <text:p text:style-name="P1"/>
      <text:p text:style-name="P1"><text:s text:c="8"/>printf("step to LAST entry in data block %d\n", pip-&gt;INODE.i_block[i]);</text:p>
      <text:p text:style-name="P1"><text:s text:c="8"/>while (cp + dp-&gt;rec_len &lt; buf + BLKSIZE){</text:p>
      <text:p text:style-name="P1"/>
      <text:p text:style-name="P1"><text:s text:c="12"/>/****** Technique for printing, compare, etc.******</text:p>
      <text:p text:style-name="P1"><text:s text:c="12"/>c = dp-&gt;name[dp-&gt;name_len];</text:p>
      <text:p text:style-name="P1"><text:s text:c="12"/>dp-&gt;name[dp-&gt;name_len] = 0;</text:p>
      <text:p text:style-name="P1"><text:s text:c="12"/>printf("%s ", dp-&gt;name);</text:p>
      <text:p text:style-name="P1"><text:s text:c="12"/>dp-&gt;name[dp-&gt;name_len] = c;</text:p>
      <text:p text:style-name="P1"><text:s text:c="12"/>**************************************************/</text:p>
      <text:p text:style-name="P1"/>
      <text:p text:style-name="P1"><text:s text:c="12"/>cp += dp-&gt;rec_len;</text:p>
      <text:p text:style-name="P1"><text:s text:c="12"/>dp = (DIR *)cp;</text:p>
      <text:p text:style-name="P1"><text:s text:c="8"/>}</text:p>
      <text:p text:style-name="P1"><text:s text:c="8"/>// dp NOW points at last entry in block</text:p>
      <text:p text:style-name="P1"><text:s text:c="8"/>printf("last_entry: %s\n", dp-&gt;name);</text:p>
      <text:p text:style-name="P1"><text:s text:c="8"/>cp = (char *)dp;</text:p>
      <text:p text:style-name="P1"><text:s text:c="8"/>int IDEAL_LEN = 4*( (8 + dp-&gt;name_len + 3)/4 );</text:p>
      <text:p text:style-name="P1"><text:s text:c="8"/>int remain = dp-&gt;rec_len - IDEAL_LEN;</text:p>
      <text:p text:style-name="P1"><text:s text:c="8"/>printf("remain: %d\n", remain);</text:p>
      <text:p text:style-name="P1"><text:s text:c="8"/>if (remain &gt;= need_length)</text:p>
      <text:p text:style-name="P1"><text:s text:c="8"/>{</text:p>
      <text:p text:style-name="P1"><text:s text:c="12"/>dp-&gt;rec_len = IDEAL_LEN;</text:p>
      <text:p text:style-name="P1"><text:s text:c="12"/>cp += dp-&gt;rec_len;</text:p>
      <text:p text:style-name="P1"><text:s text:c="12"/>dp = (DIR*)cp;</text:p>
      <text:p text:style-name="P1"/>
      <text:p text:style-name="P1"><text:s text:c="12"/>dp-&gt;inode = myino;</text:p>
      <text:p text:style-name="P1"><text:s text:c="12"/>dp-&gt;rec_len = 1024 - ((u32)cp-(u32) buf);</text:p>
      <text:p text:style-name="P1"><text:s text:c="12"/>printf("rec_len: %d\n", dp-&gt;rec_len);</text:p>
      <text:p text:style-name="P1"><text:s text:c="12"/>dp-&gt;name_len = strlen(myname);</text:p>
      <text:p text:style-name="P1"><text:s text:c="12"/>dp-&gt;file_type = EXT2_FT_DIR;</text:p>
      <text:p text:style-name="P1"><text:s text:c="12"/>strcpy(dp-&gt;name, myname);</text:p>
      <text:p text:style-name="P1"><text:s text:c="12"/>put_block(dev,pip-&gt;INODE.i_block[i],buf);</text:p>
      <text:p text:style-name="P1"><text:s text:c="12"/>return 1;</text:p>
      <text:p text:style-name="P1"/>
      <text:p text:style-name="P1"><text:s text:c="8"/>}</text:p>
      <text:p text:style-name="P1"><text:s text:c="4"/>}</text:p>
      <text:p text:style-name="P1"><text:s text:c="4"/>printf("Number of Data Blocks: %d\n", i);</text:p>
      <text:p text:style-name="P1"/>
      <text:p text:style-name="P1"><text:s text:c="4"/>dp-&gt;inode=myino;</text:p>
      <text:p text:style-name="P1"><text:s text:c="4"/>dp-&gt;rec_len = BLKSIZE;</text:p>
      <text:p text:style-name="P1"><text:s text:c="4"/>dp-&gt;name_len=strlen(myname);</text:p>
      <text:p text:style-name="P1"><text:s text:c="4"/>dp-&gt;file_type=EXT2_FT_DIR;</text:p>
      <text:p text:style-name="P1"><text:s text:c="4"/>strcpy(dp-&gt;name, myname);</text:p>
      <text:p text:style-name="P1"/>
      <text:p text:style-name="P1"><text:s text:c="4"/>put_block(dev, pip-&gt;INODE.i_block[i], buf);</text:p>
      <text:p text:style-name="P1"><text:s text:c="4"/>return 1;</text:p>
      <text:p text:style-name="P1"/>
      <text:p text:style-name="P1"/>
      <text:p text:style-name="P1">}</text:p>
      <text:p text:style-name="P1"/>
      <text:p text:style-name="P1"/>
      <text:p text:style-name="P1">int mymkdir(MINODE *pip, char *name)</text:p>
      <text:p text:style-name="P1">{</text:p>
      <text:p text:style-name="P1"><text:s text:c="4"/>int ino = ialloc(dev);</text:p>
      <text:p text:style-name="P1"><text:s text:c="4"/>if (isDev){printf("ino: %d", ino);}</text:p>
      <text:p text:style-name="P1"><text:s text:c="4"/>int bno = balloc(dev);</text:p>
      <text:p text:style-name="P1"><text:s text:c="4"/>if (isDev){printf("bno: %d", bno);}</text:p>
      <text:p text:style-name="P1"><text:s text:c="4"/>MINODE *mip = iget(dev, ino);</text:p>
      <text:p text:style-name="P1"><text:s text:c="4"/>INODE *ip = &amp;mip-&gt;INODE;</text:p>
      <text:p text:style-name="P1"/>
      <text:p text:style-name="P1"><text:s text:c="4"/>ip-&gt;i_mode = 0x41ED;<text:tab/><text:tab/>// OR 040755: DIR type and permissions</text:p>
      <text:p text:style-name="P1"><text:s text:c="4"/>ip-&gt;i_uid <text:s/>= running-&gt;uid;<text:tab/>// Owner uid</text:p>
      <text:p text:style-name="P1"><text:s text:c="4"/>ip-&gt;i_gid <text:s/>= running-&gt;gid;<text:tab/>// Group Id</text:p>
      <text:p text:style-name="P1"><text:s text:c="4"/>ip-&gt;i_size = BLKSIZE;<text:tab/><text:tab/>// Size in bytes</text:p>
      <text:p text:style-name="P1"><text:s text:c="4"/>ip-&gt;i_links_count = 2;<text:tab/> <text:s text:c="7"/>// Links count=2 because of . and ..</text:p>
      <text:p text:style-name="P1"><text:s text:c="4"/>ip-&gt;i_atime = ip-&gt;i_ctime = ip-&gt;i_mtime = time(0L); <text:s/>// set to current time</text:p>
      <text:p text:style-name="P1"><text:s text:c="4"/>ip-&gt;i_blocks = 2; <text:s text:c="15"/><text:tab/>// LINUX: Blocks count in 512-byte chunks</text:p>
      <text:p text:style-name="P1"><text:s text:c="4"/>ip-&gt;i_block[0] = bno; <text:s text:c="12"/>// new DIR has one data block</text:p>
      <text:p text:style-name="P1"><text:soft-page-break/><text:s text:c="4"/>for (int i =1; i &lt; 16; i++) {</text:p>
      <text:p text:style-name="P1"><text:s text:c="8"/>ip-&gt;i_block[i] = 0;</text:p>
      <text:p text:style-name="P1"><text:s text:c="4"/>}</text:p>
      <text:p text:style-name="P1"><text:s text:c="4"/>mip-&gt;dirty = 1;</text:p>
      <text:p text:style-name="P1"><text:s text:c="4"/>iput(mip);</text:p>
      <text:p text:style-name="P1"/>
      <text:p text:style-name="P1"><text:s text:c="4"/>char buf[BLKSIZE];</text:p>
      <text:p text:style-name="P1"><text:s text:c="4"/>char *cp;</text:p>
      <text:p text:style-name="P1"><text:s text:c="4"/>get_block(dev, bno, buf);</text:p>
      <text:p text:style-name="P1"><text:s text:c="4"/>dp=(DIR*)buf;</text:p>
      <text:p text:style-name="P1"><text:s text:c="4"/>cp=buf;</text:p>
      <text:p text:style-name="P1"/>
      <text:p text:style-name="P1"><text:s text:c="4"/>dp-&gt;inode=ino;</text:p>
      <text:p text:style-name="P1"><text:s text:c="4"/>dp-&gt;rec_len = 12;</text:p>
      <text:p text:style-name="P1"><text:s text:c="4"/>dp-&gt;name_len = 1;</text:p>
      <text:p text:style-name="P1"><text:s text:c="4"/>dp-&gt;file_type=(u8)EXT2_FT_DIR;</text:p>
      <text:p text:style-name="P1"><text:s text:c="4"/>dp-&gt;name[0] ='.';</text:p>
      <text:p text:style-name="P1"><text:s text:c="4"/>cp+=dp-&gt;rec_len;</text:p>
      <text:p text:style-name="P1"><text:s text:c="4"/>dp=(DIR*)cp;</text:p>
      <text:p text:style-name="P1"/>
      <text:p text:style-name="P1"><text:s text:c="4"/>dp-&gt;inode= pip-&gt;ino;</text:p>
      <text:p text:style-name="P1"><text:s text:c="4"/>dp-&gt;rec_len=BLKSIZE-12;</text:p>
      <text:p text:style-name="P1"><text:s text:c="4"/>dp-&gt;name_len=2;</text:p>
      <text:p text:style-name="P1"><text:s text:c="4"/>dp-&gt;file_type=(u8)EXT2_FT_DIR;</text:p>
      <text:p text:style-name="P1"><text:s text:c="4"/>dp-&gt;name[0]=dp-&gt;name[1]='.';</text:p>
      <text:p text:style-name="P1"/>
      <text:p text:style-name="P1"><text:s text:c="4"/>put_block(dev,bno, buf);</text:p>
      <text:p text:style-name="P1"><text:s text:c="4"/>enter_name(pip, ino, name);</text:p>
      <text:p text:style-name="P1"><text:s text:c="4"/>pip-&gt;dirty = 1;</text:p>
      <text:p text:style-name="P1"><text:s text:c="4"/>iput(pip);</text:p>
      <text:p text:style-name="P1"><text:s text:c="4"/>return 1;</text:p>
      <text:p text:style-name="P1"/>
      <text:p text:style-name="P1"/>
      <text:p text:style-name="P1"/>
      <text:p text:style-name="P1">}</text:p>
      <text:p text:style-name="P1"/>
      <text:p text:style-name="P1"/>
      <text:p text:style-name="P1">int mk_dir()</text:p>
      <text:p text:style-name="P1">{</text:p>
      <text:p text:style-name="P1"><text:s text:c="4"/>MINODE *mip;</text:p>
      <text:p text:style-name="P1"><text:s text:c="4"/>int dev;</text:p>
      <text:p text:style-name="P1"><text:s text:c="4"/>if (pathname[0] == '/') {</text:p>
      <text:p text:style-name="P1"><text:s text:c="8"/>mip = root;</text:p>
      <text:p text:style-name="P1"><text:s text:c="4"/>}</text:p>
      <text:p text:style-name="P1"><text:s text:c="4"/>else</text:p>
      <text:p text:style-name="P1"><text:s text:c="4"/>{</text:p>
      <text:p text:style-name="P1"><text:s text:c="8"/>mip = running-&gt;cwd;</text:p>
      <text:p text:style-name="P1"><text:s text:c="4"/>}</text:p>
      <text:p text:style-name="P1"><text:s text:c="4"/>dev = mip-&gt;dev;</text:p>
      <text:p text:style-name="P1"/>
      <text:p text:style-name="P1"><text:s text:c="4"/>char temp[BLKSIZE];</text:p>
      <text:p text:style-name="P1"><text:s text:c="4"/>char parent[BLKSIZE];</text:p>
      <text:p text:style-name="P1"><text:s text:c="4"/>char child[BLKSIZE];</text:p>
      <text:p text:style-name="P1"/>
      <text:p text:style-name="P1"><text:s text:c="4"/>strcpy(temp, pathname);</text:p>
      <text:p text:style-name="P1"><text:s text:c="4"/>strcpy(parent, dirname(temp));</text:p>
      <text:p text:style-name="P1"/>
      <text:p text:style-name="P1"><text:s text:c="4"/>strcpy(temp, pathname);</text:p>
      <text:p text:style-name="P1"><text:s text:c="4"/>strcpy(child, basename(temp));</text:p>
      <text:p text:style-name="P1"/>
      <text:p text:style-name="P1"><text:s text:c="4"/>int pino = getino(parent);</text:p>
      <text:p text:style-name="P1"><text:s text:c="4"/>MINODE * pip = iget(dev, pino);</text:p>
      <text:p text:style-name="P1"/>
      <text:p text:style-name="P1"><text:s text:c="4"/>if(!S_ISDIR(pip-&gt;INODE.i_mode))</text:p>
      <text:p text:style-name="P1"><text:s text:c="4"/>{</text:p>
      <text:p text:style-name="P1"><text:s text:c="8"/>printf("error: not a directory\n");</text:p>
      <text:p text:style-name="P1"><text:s text:c="8"/>return 0;</text:p>
      <text:p text:style-name="P1"><text:s text:c="4"/>}</text:p>
      <text:p text:style-name="P1"><text:s text:c="4"/>if (getino(pathname) != 0)</text:p>
      <text:p text:style-name="P1"><text:s text:c="4"/>{</text:p>
      <text:p text:style-name="P1"><text:s text:c="8"/>printf("directory already exists!\n");</text:p>
      <text:p text:style-name="P1"><text:s text:c="8"/>return 0;</text:p>
      <text:p text:style-name="P1"><text:s text:c="4"/>}</text:p>
      <text:p text:style-name="P1"><text:s text:c="4"/>mymkdir(pip, child);</text:p>
      <text:p text:style-name="P1"><text:soft-page-break/><text:s text:c="4"/>pip-&gt;INODE.i_links_count++;</text:p>
      <text:p text:style-name="P1"><text:s text:c="4"/>pip-&gt;INODE.i_atime = pip-&gt;INODE.i_ctime = pip-&gt;INODE.i_mtime = time(0L);</text:p>
      <text:p text:style-name="P1"><text:s text:c="4"/>pip-&gt;dirty = 1;</text:p>
      <text:p text:style-name="P1"/>
      <text:p text:style-name="P1"><text:s text:c="4"/>iput(pip);</text:p>
      <text:p text:style-name="P1"><text:s text:c="4"/>return 1;</text:p>
      <text:p text:style-name="P1"/>
      <text:p text:style-name="P1">}</text:p>
      <text:p text:style-name="P1"/>
      <text:p text:style-name="P1"/>
      <text:p text:style-name="P1">int my_creat(MINODE *pip, char *name)</text:p>
      <text:p text:style-name="P1">{</text:p>
      <text:p text:style-name="P1"><text:s text:c="4"/>int ino = ialloc(dev);</text:p>
      <text:p text:style-name="P1"><text:s text:c="4"/>if (isDev){printf("ino: %d", ino);}</text:p>
      <text:p text:style-name="P1"><text:s text:c="4"/>int bno = balloc(dev);</text:p>
      <text:p text:style-name="P1"><text:s text:c="4"/>if (isDev){printf("bno: %d", bno);}</text:p>
      <text:p text:style-name="P1"><text:s text:c="4"/>MINODE *mip = iget(dev, ino);</text:p>
      <text:p text:style-name="P1"><text:s text:c="4"/>INODE *ip = &amp;mip-&gt;INODE;</text:p>
      <text:p text:style-name="P1"/>
      <text:p text:style-name="P1"><text:s text:c="4"/>ip-&gt;i_mode = 0x81A4;<text:tab/><text:tab/>// OR 0100644: FILE type</text:p>
      <text:p text:style-name="P1"><text:s text:c="4"/>ip-&gt;i_uid <text:s/>= running-&gt;uid;<text:tab/>// Owner uid</text:p>
      <text:p text:style-name="P1"><text:s text:c="4"/>ip-&gt;i_gid <text:s/>= running-&gt;gid;<text:tab/>// Group Id</text:p>
      <text:p text:style-name="P1"><text:s text:c="4"/>ip-&gt;i_size = 0;<text:tab/><text:tab/>// Size in bytes</text:p>
      <text:p text:style-name="P1"><text:s text:c="4"/>ip-&gt;i_links_count = 1;<text:tab/> <text:s text:c="7"/>// Links count=2 because of . and ..</text:p>
      <text:p text:style-name="P1"><text:s text:c="4"/>ip-&gt;i_atime = ip-&gt;i_ctime = ip-&gt;i_mtime = time(0L); <text:s/>// set to current time</text:p>
      <text:p text:style-name="P1"><text:s text:c="4"/>ip-&gt;i_blocks = 0; <text:s text:c="15"/><text:tab/>// LINUX: Blocks count in 512-byte chunks</text:p>
      <text:p text:style-name="P1"><text:s text:c="4"/>ip-&gt;i_block[0] = bno; <text:s text:c="12"/>// new DIR has one data block</text:p>
      <text:p text:style-name="P1"><text:s text:c="4"/>for (int i =1; i &lt; 16; i++) {</text:p>
      <text:p text:style-name="P1"><text:s text:c="8"/>ip-&gt;i_block[i] = 0;</text:p>
      <text:p text:style-name="P1"><text:s text:c="4"/>}</text:p>
      <text:p text:style-name="P1"><text:s text:c="4"/>mip-&gt;dirty = 1;</text:p>
      <text:p text:style-name="P1"><text:s text:c="4"/>iput(mip);</text:p>
      <text:p text:style-name="P1"><text:s text:c="4"/>enter_name(pip, ino, name);</text:p>
      <text:p text:style-name="P1"><text:s text:c="4"/>return ino;</text:p>
      <text:p text:style-name="P1"/>
      <text:p text:style-name="P1">}</text:p>
      <text:p text:style-name="P1"/>
      <text:p text:style-name="P1"/>
      <text:p text:style-name="P1">int creat_file(char *filename)</text:p>
      <text:p text:style-name="P1">{</text:p>
      <text:p text:style-name="P1"><text:s text:c="4"/>MINODE *mip;</text:p>
      <text:p text:style-name="P1"><text:s text:c="4"/>int dev;</text:p>
      <text:p text:style-name="P1"><text:s text:c="4"/>if (filename[0] == '/') {</text:p>
      <text:p text:style-name="P1"><text:s text:c="8"/>mip = root;</text:p>
      <text:p text:style-name="P1"><text:s text:c="4"/>}</text:p>
      <text:p text:style-name="P1"><text:s text:c="4"/>else</text:p>
      <text:p text:style-name="P1"><text:s text:c="4"/>{</text:p>
      <text:p text:style-name="P1"><text:s text:c="8"/>mip = running-&gt;cwd;</text:p>
      <text:p text:style-name="P1"><text:s text:c="4"/>}</text:p>
      <text:p text:style-name="P1"><text:s text:c="4"/>dev = mip-&gt;dev;</text:p>
      <text:p text:style-name="P1"/>
      <text:p text:style-name="P1"><text:s text:c="4"/>char temp[BLKSIZE];</text:p>
      <text:p text:style-name="P1"><text:s text:c="4"/>char parent[BLKSIZE];</text:p>
      <text:p text:style-name="P1"><text:s text:c="4"/>char child[BLKSIZE];</text:p>
      <text:p text:style-name="P1"/>
      <text:p text:style-name="P1"><text:s text:c="4"/>strcpy(temp, filename);</text:p>
      <text:p text:style-name="P1"><text:s text:c="4"/>strcpy(parent, dirname(temp));</text:p>
      <text:p text:style-name="P1"/>
      <text:p text:style-name="P1"><text:s text:c="4"/>strcpy(temp, filename);</text:p>
      <text:p text:style-name="P1"><text:s text:c="4"/>strcpy(child, basename(temp));</text:p>
      <text:p text:style-name="P1"/>
      <text:p text:style-name="P1"><text:s text:c="4"/>int pino = getino(parent);</text:p>
      <text:p text:style-name="P1"><text:s text:c="4"/>MINODE * pip = iget(dev, pino);</text:p>
      <text:p text:style-name="P1"/>
      <text:p text:style-name="P1"><text:s text:c="4"/>if(!S_ISDIR(pip-&gt;INODE.i_mode))</text:p>
      <text:p text:style-name="P1"><text:s text:c="4"/>{</text:p>
      <text:p text:style-name="P1"><text:s text:c="8"/>printf("error: not a directory\n");</text:p>
      <text:p text:style-name="P1"><text:s text:c="8"/>return 0;</text:p>
      <text:p text:style-name="P1"><text:s text:c="4"/>}</text:p>
      <text:p text:style-name="P1"><text:s text:c="4"/>if (getino(filename) != 0)</text:p>
      <text:p text:style-name="P1"><text:s text:c="4"/>{</text:p>
      <text:p text:style-name="P1"><text:s text:c="8"/>printf("file already exists!\n");</text:p>
      <text:p text:style-name="P1"><text:s text:c="8"/>return 0;</text:p>
      <text:p text:style-name="P1"><text:s text:c="4"/>}</text:p>
      <text:p text:style-name="P1"><text:soft-page-break/><text:s text:c="4"/>my_creat(pip, child);</text:p>
      <text:p text:style-name="P1"/>
      <text:p text:style-name="P1"><text:s text:c="4"/>pip-&gt;INODE.i_atime=time(0L);</text:p>
      <text:p text:style-name="P1"><text:s text:c="4"/>pip-&gt;dirty = 1;</text:p>
      <text:p text:style-name="P1"/>
      <text:p text:style-name="P1"><text:s text:c="4"/>iput(pip);</text:p>
      <text:p text:style-name="P1"><text:s text:c="4"/>return 1;</text:p>
      <text:p text:style-name="P1">}</text:p>
      <text:p text:style-name="P1"/>
      <text:p text:style-name="P1">create_fileProxy()</text:p>
      <text:p text:style-name="P1">{</text:p>
      <text:p text:style-name="P1"><text:s text:c="4"/>return creat_file(pathname);</text:p>
      <text:p text:style-name="P1">}</text:p>
      <text:p text:style-name="P1"/>
      <text:p text:style-name="P1">int my_link(char * oldFile, char *newLink)</text:p>
      <text:p text:style-name="P1">{</text:p>
      <text:p text:style-name="P1"/>
      <text:p text:style-name="P1"><text:s text:c="4"/>int oldIno = getino(oldFile);</text:p>
      <text:p text:style-name="P1"/>
      <text:p text:style-name="P1"><text:s text:c="4"/>if (!oldIno)</text:p>
      <text:p text:style-name="P1"><text:s text:c="4"/>{</text:p>
      <text:p text:style-name="P1"><text:s text:c="8"/>printf("Old File %s Does not exist!", oldFile);</text:p>
      <text:p text:style-name="P1"><text:s text:c="8"/>return -1;</text:p>
      <text:p text:style-name="P1"><text:s text:c="4"/>}</text:p>
      <text:p text:style-name="P1"><text:s text:c="4"/>MINODE *oldMip = iget(dev, oldIno);</text:p>
      <text:p text:style-name="P1"/>
      <text:p text:style-name="P1"><text:s text:c="4"/>if (S_ISDIR(oldMip-&gt;INODE.i_mode)) {</text:p>
      <text:p text:style-name="P1"><text:s text:c="8"/>printf("%s is a directoy", oldFile);</text:p>
      <text:p text:style-name="P1"><text:s text:c="8"/>return -1;</text:p>
      <text:p text:style-name="P1"><text:s text:c="4"/>}</text:p>
      <text:p text:style-name="P1"/>
      <text:p text:style-name="P1"><text:s text:c="4"/>int new_ino = getino(newLink);</text:p>
      <text:p text:style-name="P1"><text:s text:c="4"/>if (new_ino)</text:p>
      <text:p text:style-name="P1"><text:s text:c="4"/>{</text:p>
      <text:p text:style-name="P1"><text:s text:c="8"/>printf("Link %s Already exists!", newLink);</text:p>
      <text:p text:style-name="P1"><text:s text:c="8"/>return -1;</text:p>
      <text:p text:style-name="P1"><text:s text:c="4"/>}</text:p>
      <text:p text:style-name="P1"/>
      <text:p text:style-name="P1"/>
      <text:p text:style-name="P1"><text:s text:c="4"/>char temp[BLKSIZE];</text:p>
      <text:p text:style-name="P1"/>
      <text:p text:style-name="P1"><text:s text:c="4"/>strcpy(temp, newLink);</text:p>
      <text:p text:style-name="P1"><text:s text:c="4"/>char* parent = dirname(temp);</text:p>
      <text:p text:style-name="P1"/>
      <text:p text:style-name="P1"><text:s text:c="4"/>strcpy(temp, newLink);</text:p>
      <text:p text:style-name="P1"><text:s text:c="4"/>char *child = basename(temp);</text:p>
      <text:p text:style-name="P1"/>
      <text:p text:style-name="P1"><text:s text:c="4"/>int pino = getino(parent);</text:p>
      <text:p text:style-name="P1"/>
      <text:p text:style-name="P1"><text:s text:c="4"/>MINODE * pmip = iget(dev, pino);</text:p>
      <text:p text:style-name="P1"/>
      <text:p text:style-name="P1"><text:s text:c="4"/>enter_name(pmip, oldMip-&gt;ino, child);</text:p>
      <text:p text:style-name="P1"/>
      <text:p text:style-name="P1"><text:s text:c="4"/>oldMip-&gt;INODE.i_links_count++;</text:p>
      <text:p text:style-name="P1"><text:s text:c="4"/>oldMip-&gt;dirty = 1;</text:p>
      <text:p text:style-name="P1"><text:s text:c="4"/>printf("link count for %s is now %d\n", oldFile, oldMip-&gt;INODE.i_links_count);</text:p>
      <text:p text:style-name="P1"/>
      <text:p text:style-name="P1"><text:s text:c="4"/>iput(oldMip);</text:p>
      <text:p text:style-name="P1"><text:s text:c="4"/>iput(pmip);</text:p>
      <text:p text:style-name="P1"><text:s text:c="4"/>return 1;</text:p>
      <text:p text:style-name="P1"/>
      <text:p text:style-name="P1">}</text:p>
      <text:p text:style-name="P1"/>
      <text:p text:style-name="P1">int linkProxy()</text:p>
      <text:p text:style-name="P1">{</text:p>
      <text:p text:style-name="P1"><text:s text:c="4"/>char * oldFile = strtok(pathname, " ");</text:p>
      <text:p text:style-name="P1"><text:s text:c="4"/>char * newLink = strtok(NULL, " ");</text:p>
      <text:p text:style-name="P1"/>
      <text:p text:style-name="P1"><text:s text:c="4"/>return my_link(oldFile, newLink);</text:p>
      <text:p text:style-name="P1">}</text:p>
      <text:p text:style-name="P1"/>
      <text:p text:style-name="P1">int my_symlink(){</text:p>
      <text:p text:style-name="P1"><text:s text:c="4"/>char * oldpath = strtok(pathname, " ");</text:p>
      <text:p text:style-name="P1"><text:s text:c="4"/>char * newpath = strtok(NULL, " ");</text:p>
      <text:p text:style-name="P1"><text:soft-page-break/></text:p>
      <text:p text:style-name="P1"><text:s text:c="4"/>char parentdir[64], name[64], *cp;</text:p>
      <text:p text:style-name="P1"><text:s text:c="4"/>DIR *dp;</text:p>
      <text:p text:style-name="P1"><text:s text:c="4"/>MINODE *pip, *targetip;</text:p>
      <text:p text:style-name="P1"><text:s text:c="4"/>int parent;</text:p>
      <text:p text:style-name="P1"><text:s text:c="4"/>cp = strrchr(newpath, '/');</text:p>
      <text:p text:style-name="P1"><text:s text:c="4"/>if(cp == NULL){</text:p>
      <text:p text:style-name="P1"><text:s text:c="8"/>parent = running -&gt;cwd-&gt;ino;</text:p>
      <text:p text:style-name="P1"><text:s text:c="8"/>strcpy(name, newpath);</text:p>
      <text:p text:style-name="P1"><text:s text:c="4"/>}else{</text:p>
      <text:p text:style-name="P1"><text:s text:c="8"/>*(cp) = '\0';</text:p>
      <text:p text:style-name="P1"><text:s text:c="8"/>strcpy(parentdir, newpath);</text:p>
      <text:p text:style-name="P1"><text:s text:c="8"/>parent = getino(parentdir);</text:p>
      <text:p text:style-name="P1"><text:s text:c="8"/>strcpy(name, cp+1);</text:p>
      <text:p text:style-name="P1"><text:s text:c="4"/>}</text:p>
      <text:p text:style-name="P1"><text:s text:c="4"/>int target = creat_file(newpath);</text:p>
      <text:p text:style-name="P1"><text:s text:c="4"/>pip = iget(fd, parent);</text:p>
      <text:p text:style-name="P1"><text:s text:c="4"/>targetip = iget(fd, target);</text:p>
      <text:p text:style-name="P1"><text:s text:c="4"/>pip-&gt;dirty = 1;</text:p>
      <text:p text:style-name="P1"><text:s text:c="4"/>pip-&gt;INODE.i_links_count++;</text:p>
      <text:p text:style-name="P1"/>
      <text:p text:style-name="P1"><text:s text:c="4"/>iput(pip);</text:p>
      <text:p text:style-name="P1"/>
      <text:p text:style-name="P1"><text:s text:c="4"/>targetip-&gt;INODE.i_mode = 0xA1A4;</text:p>
      <text:p text:style-name="P1"><text:s text:c="4"/>targetip-&gt;INODE.i_size = strlen(oldpath);</text:p>
      <text:p text:style-name="P1"><text:s text:c="4"/>memcpy(targetip-&gt;INODE.i_block, oldpath, strlen(oldpath));</text:p>
      <text:p text:style-name="P1"><text:s text:c="4"/>iput(targetip);</text:p>
      <text:p text:style-name="P1"/>
      <text:p text:style-name="P1"><text:s text:c="4"/>return 0;</text:p>
      <text:p text:style-name="P1">}</text:p>
      <text:p text:style-name="P1"/>
      <text:p text:style-name="P1"/>
      <text:p text:style-name="P1">int my_unlink(char* path)</text:p>
      <text:p text:style-name="P1">{</text:p>
      <text:p text:style-name="P1"><text:s text:c="4"/>char temp[1024];</text:p>
      <text:p text:style-name="P1"><text:s text:c="4"/>strcpy(temp,path);</text:p>
      <text:p text:style-name="P1"><text:s text:c="4"/>char * parent = dirname(temp);</text:p>
      <text:p text:style-name="P1"><text:s text:c="4"/>strcpy(temp,path);</text:p>
      <text:p text:style-name="P1"><text:s text:c="4"/>char * child = basename(temp);</text:p>
      <text:p text:style-name="P1"/>
      <text:p text:style-name="P1"><text:s text:c="4"/>int ino = getino(path);</text:p>
      <text:p text:style-name="P1"><text:s text:c="4"/>MINODE *mip = iget(dev, ino);</text:p>
      <text:p text:style-name="P1"/>
      <text:p text:style-name="P1"><text:s text:c="4"/>if((mip-&gt;INODE.i_mode &amp; 0100000) != 0100000){</text:p>
      <text:p text:style-name="P1"><text:s text:c="8"/>printf("Error: Cannot unlink NON-REG files\n");</text:p>
      <text:p text:style-name="P1"><text:s text:c="8"/>return -1;</text:p>
      <text:p text:style-name="P1"><text:s text:c="4"/>}</text:p>
      <text:p text:style-name="P1"/>
      <text:p text:style-name="P1"><text:s text:c="4"/>int pino = getino(parent);</text:p>
      <text:p text:style-name="P1"><text:s text:c="4"/>MINODE * pmip = iget(dev, pino);</text:p>
      <text:p text:style-name="P1"><text:s text:c="4"/>pmip-&gt;dirty = 1;</text:p>
      <text:p text:style-name="P1"><text:s text:c="4"/>iput(pmip);</text:p>
      <text:p text:style-name="P1"><text:s text:c="4"/>mip-&gt;INODE.i_links_count--;</text:p>
      <text:p text:style-name="P1"><text:s text:c="4"/>if (mip-&gt;INODE.i_links_count &gt; 0)</text:p>
      <text:p text:style-name="P1"><text:s text:c="4"/>{</text:p>
      <text:p text:style-name="P1"><text:s text:c="8"/>mip-&gt;dirty = 1;</text:p>
      <text:p text:style-name="P1"><text:s text:c="4"/>}</text:p>
      <text:p text:style-name="P1"><text:s text:c="4"/>else</text:p>
      <text:p text:style-name="P1"><text:s text:c="4"/>{</text:p>
      <text:p text:style-name="P1"><text:s text:c="8"/>if (!((mip-&gt;INODE.i_mode) &amp; 0xA1FF) == 0xA1FF) {</text:p>
      <text:p text:style-name="P1"><text:s text:c="12"/>deallocateInodeDataBlocks(mip);</text:p>
      <text:p text:style-name="P1"><text:s text:c="8"/>}</text:p>
      <text:p text:style-name="P1"><text:s text:c="8"/>mip-&gt;INODE.i_atime = mip-&gt;INODE.i_mtime = time(0L);</text:p>
      <text:p text:style-name="P1"><text:s text:c="8"/>mip-&gt;INODE.i_size = 0;</text:p>
      <text:p text:style-name="P1"><text:s text:c="8"/>mip-&gt;dirty = 1;</text:p>
      <text:p text:style-name="P1"><text:s text:c="8"/>idalloc(dev, mip-&gt;ino);</text:p>
      <text:p text:style-name="P1"><text:s text:c="4"/>}</text:p>
      <text:p text:style-name="P1"><text:s text:c="4"/>iput(mip);</text:p>
      <text:p text:style-name="P1"><text:s text:c="4"/>rm_child(pmip, child);</text:p>
      <text:p text:style-name="P1">}</text:p>
      <text:p text:style-name="P1"/>
      <text:p text:style-name="P1">int my_unlinkProxy()</text:p>
      <text:p text:style-name="P1">{</text:p>
      <text:p text:style-name="P1"><text:s text:c="4"/>return my_unlink(pathname);</text:p>
      <text:p text:style-name="P1"><text:soft-page-break/>}</text:p>
      <text:p text:style-name="P1"/>
      <text:p text:style-name="P1">int my_stat()</text:p>
      <text:p text:style-name="P1">{</text:p>
      <text:p text:style-name="P1"><text:s text:c="4"/>struct stat myStat2;</text:p>
      <text:p text:style-name="P1"><text:s text:c="4"/>struct stat *myStat = &amp;myStat2;</text:p>
      <text:p text:style-name="P1"><text:s text:c="4"/>int ino = getino(pathname);</text:p>
      <text:p text:style-name="P1"><text:s text:c="4"/>MINODE *mip = iget(fd, ino);</text:p>
      <text:p text:style-name="P1"><text:s text:c="4"/>myStat-&gt;st_dev = fd;</text:p>
      <text:p text:style-name="P1"><text:s text:c="4"/>memcpy(&amp;myStat-&gt;st_ino, &amp;ino, sizeof(ino_t));</text:p>
      <text:p text:style-name="P1"><text:s text:c="4"/>memcpy(&amp;myStat-&gt;st_mode, &amp;mip-&gt;INODE.i_mode, sizeof(mode_t));</text:p>
      <text:p text:style-name="P1"><text:s text:c="4"/>memcpy(&amp;myStat-&gt;st_nlink, &amp;mip-&gt;INODE.i_links_count, sizeof(nlink_t));</text:p>
      <text:p text:style-name="P1"><text:s text:c="4"/>memcpy(&amp;myStat-&gt;st_uid, &amp;mip-&gt;INODE.i_uid, sizeof(uid_t));</text:p>
      <text:p text:style-name="P1"><text:s text:c="4"/>memcpy(&amp;myStat-&gt;st_gid, &amp;mip-&gt;INODE.i_gid, sizeof(gid_t));</text:p>
      <text:p text:style-name="P1"><text:s text:c="4"/>memcpy(&amp;myStat-&gt;st_size, &amp;mip-&gt;INODE.i_size, sizeof(off_t));</text:p>
      <text:p text:style-name="P1"><text:s text:c="4"/>myStat-&gt;st_blksize = 1024;</text:p>
      <text:p text:style-name="P1"><text:s text:c="4"/>memcpy(&amp;myStat-&gt;st_blocks, &amp;mip-&gt;INODE.i_blocks, sizeof(blkcnt_t));</text:p>
      <text:p text:style-name="P1"><text:s text:c="4"/>memcpy(&amp;myStat-&gt;st_atime, &amp;mip-&gt;INODE.i_atime, sizeof(time_t));</text:p>
      <text:p text:style-name="P1"><text:s text:c="4"/>memcpy(&amp;myStat-&gt;st_mtime, &amp;mip-&gt;INODE.i_mtime, sizeof(time_t));</text:p>
      <text:p text:style-name="P1"><text:s text:c="4"/>memcpy(&amp;myStat-&gt;st_ctime, &amp;mip-&gt;INODE.i_ctime, sizeof(time_t));</text:p>
      <text:p text:style-name="P1"><text:s text:c="4"/>printf("dev: %d\t", (int)myStat-&gt;st_dev);</text:p>
      <text:p text:style-name="P1"><text:s text:c="4"/>printf("ino: %u\t\t", (int)myStat-&gt;st_ino);</text:p>
      <text:p text:style-name="P1"><text:s text:c="4"/>printf("mode: %u\t", (int)myStat-&gt;st_mode);</text:p>
      <text:p text:style-name="P1"><text:s text:c="4"/>printf("nlink: %lu\t", (int)myStat-&gt;st_nlink);</text:p>
      <text:p text:style-name="P1"><text:s text:c="4"/>printf("uid: %u\t", (int)myStat-&gt;st_uid);</text:p>
      <text:p text:style-name="P1"><text:s text:c="4"/>printf("\n");</text:p>
      <text:p text:style-name="P1"><text:s text:c="4"/>printf("gid: %u\t", (int)myStat-&gt;st_gid);</text:p>
      <text:p text:style-name="P1"><text:s text:c="4"/>printf("size: %d\t", (int)myStat-&gt;st_size);</text:p>
      <text:p text:style-name="P1"><text:s text:c="4"/>printf("blksize: %d\t", (int)myStat-&gt;st_blksize);</text:p>
      <text:p text:style-name="P1"><text:s text:c="4"/>printf("blocks: %lu\t", (int)myStat-&gt;st_blocks);</text:p>
      <text:p text:style-name="P1"><text:s text:c="4"/>char *time_string = ctime(&amp;myStat-&gt;st_ctime);</text:p>
      <text:p text:style-name="P1"><text:s text:c="4"/>printf("\nctime: %s", time_string);</text:p>
      <text:p text:style-name="P1"><text:s text:c="4"/>time_string = ctime(&amp;myStat-&gt;st_atime);</text:p>
      <text:p text:style-name="P1"><text:s text:c="4"/>printf("atime: %s", time_string);</text:p>
      <text:p text:style-name="P1"><text:s text:c="4"/>time_string = ctime(&amp;myStat-&gt;st_mtime);</text:p>
      <text:p text:style-name="P1"><text:s text:c="4"/>printf("mtime: %s", time_string);</text:p>
      <text:p text:style-name="P1"><text:s text:c="4"/>printf("\n");</text:p>
      <text:p text:style-name="P1"/>
      <text:p text:style-name="P1"><text:s text:c="4"/>iput(mip);</text:p>
      <text:p text:style-name="P1"><text:s text:c="4"/>return 0;</text:p>
      <text:p text:style-name="P1">}</text:p>
      <text:p text:style-name="P1"/>
      <text:p text:style-name="P1">int my_touch()</text:p>
      <text:p text:style-name="P1">{</text:p>
      <text:p text:style-name="P1"><text:s text:c="4"/>int ino = getino(pathname);</text:p>
      <text:p text:style-name="P1"><text:s text:c="4"/>if (ino == 0)</text:p>
      <text:p text:style-name="P1"><text:s text:c="4"/>{</text:p>
      <text:p text:style-name="P1"><text:s text:c="8"/>creat_file(pathname);</text:p>
      <text:p text:style-name="P1"><text:s text:c="4"/>}</text:p>
      <text:p text:style-name="P1"><text:s text:c="4"/>ino = getino(pathname);</text:p>
      <text:p text:style-name="P1"><text:s text:c="4"/>MINODE *mip = iget(fd, ino);</text:p>
      <text:p text:style-name="P1"/>
      <text:p text:style-name="P1"/>
      <text:p text:style-name="P1"><text:s text:c="4"/>mip-&gt;INODE.i_atime = mip-&gt;INODE.i_mtime = time(0L);</text:p>
      <text:p text:style-name="P1"><text:s text:c="4"/>iput(mip);</text:p>
      <text:p text:style-name="P1">}</text:p>
      <text:p text:style-name="P1"/>
      <text:p text:style-name="P1">int my_chmod()</text:p>
      <text:p text:style-name="P1">{</text:p>
      <text:p text:style-name="P1"><text:s text:c="4"/>char * filename = strtok(pathname, " ");</text:p>
      <text:p text:style-name="P1"><text:s text:c="4"/>char * modeStr = strtok(NULL, " ");</text:p>
      <text:p text:style-name="P1"><text:s text:c="4"/>int mode = atoi(modeStr);</text:p>
      <text:p text:style-name="P1"><text:s text:c="4"/>int ino;</text:p>
      <text:p text:style-name="P1"><text:s text:c="4"/>MINODE *mip;</text:p>
      <text:p text:style-name="P1"><text:s text:c="4"/>ino = getino(filename);</text:p>
      <text:p text:style-name="P1"/>
      <text:p text:style-name="P1"><text:s text:c="4"/>if(!ino)</text:p>
      <text:p text:style-name="P1"><text:s text:c="8"/>return 0;</text:p>
      <text:p text:style-name="P1"><text:s text:c="4"/>mip = iget(dev, ino);</text:p>
      <text:p text:style-name="P1"><text:s text:c="4"/>printf("previous Imode: %d", mip-&gt;INODE.i_mode);</text:p>
      <text:p text:style-name="P1"><text:s text:c="4"/>// change its permissions accordingly to those the user desires</text:p>
      <text:p text:style-name="P1"><text:s text:c="4"/>mip-&gt;INODE.i_mode = mode;</text:p>
      <text:p text:style-name="P1"><text:s text:c="4"/>printf("new Imode: %d", mip-&gt;INODE.i_mode);</text:p>
      <text:p text:style-name="P1"/>
      <text:p text:style-name="P1"><text:soft-page-break/><text:s text:c="4"/>// mark dirty</text:p>
      <text:p text:style-name="P1"><text:s text:c="4"/>mip-&gt;dirty = 1;</text:p>
      <text:p text:style-name="P1"/>
      <text:p text:style-name="P1"><text:s text:c="4"/>iput(mip); // cleanup</text:p>
      <text:p text:style-name="P1"><text:s text:c="4"/>return 0;</text:p>
      <text:p text:style-name="P1">}</text:p>
      <text:p text:style-name="P1"/>
      <text:p text:style-name="P1">void my_rmdir()</text:p>
      <text:p text:style-name="P1">{</text:p>
      <text:p text:style-name="P1"><text:s text:c="4"/>int ino = getino(pathname);</text:p>
      <text:p text:style-name="P1"><text:s text:c="4"/>MINODE *mip = iget(dev, ino);</text:p>
      <text:p text:style-name="P1"><text:s text:c="4"/>if (!S_ISDIR(mip-&gt;INODE.i_mode)) {</text:p>
      <text:p text:style-name="P1"><text:s text:c="8"/>printf("%s is not a directory", pathname);</text:p>
      <text:p text:style-name="P1"><text:s text:c="8"/>return;</text:p>
      <text:p text:style-name="P1"><text:s text:c="4"/>}</text:p>
      <text:p text:style-name="P1"><text:s text:c="4"/>if (mip-&gt;refCount &gt; 2)</text:p>
      <text:p text:style-name="P1"><text:s text:c="4"/>{</text:p>
      <text:p text:style-name="P1"><text:s text:c="8"/>printf("ref count is %d so it is not available\n", mip-&gt;refCount);</text:p>
      <text:p text:style-name="P1"><text:s text:c="8"/>return;</text:p>
      <text:p text:style-name="P1"><text:s text:c="4"/>}</text:p>
      <text:p text:style-name="P1"><text:s text:c="4"/>if(!isEmpty(mip))</text:p>
      <text:p text:style-name="P1"><text:s text:c="4"/>{</text:p>
      <text:p text:style-name="P1"><text:s text:c="8"/>printf("DIR not very empty\n");</text:p>
      <text:p text:style-name="P1"><text:s text:c="8"/>iput(mip);</text:p>
      <text:p text:style-name="P1"><text:s text:c="8"/>return;</text:p>
      <text:p text:style-name="P1"><text:s text:c="4"/>}</text:p>
      <text:p text:style-name="P1"/>
      <text:p text:style-name="P1"><text:s text:c="4"/>for (int i=0; i&lt;12; i++){</text:p>
      <text:p text:style-name="P1"><text:s text:c="8"/>if (mip-&gt;INODE.i_block[i]==0)</text:p>
      <text:p text:style-name="P1"><text:s text:c="12"/>continue;</text:p>
      <text:p text:style-name="P1"><text:s text:c="8"/>bdalloc(mip-&gt;dev, mip-&gt;INODE.i_block[i]);</text:p>
      <text:p text:style-name="P1"><text:s text:c="4"/>}</text:p>
      <text:p text:style-name="P1"><text:s text:c="4"/>idalloc(mip-&gt;dev, mip-&gt;ino);</text:p>
      <text:p text:style-name="P1"><text:s text:c="4"/>iput(mip); //(which clears mip-&gt;refCount = 0);</text:p>
      <text:p text:style-name="P1"/>
      <text:p text:style-name="P1"><text:s text:c="4"/>int pino = find_ino(mip, &amp;ino);</text:p>
      <text:p text:style-name="P1"><text:s text:c="4"/>MINODE *pmip = iget(mip-&gt;dev, pino);</text:p>
      <text:p text:style-name="P1"/>
      <text:p text:style-name="P1"><text:s text:c="4"/>//findmyname(pmip, ino, pathname);</text:p>
      <text:p text:style-name="P1"><text:s text:c="4"/>rm_child(pmip,pathname);</text:p>
      <text:p text:style-name="P1"><text:s text:c="4"/>pmip-&gt;INODE.i_links_count--;</text:p>
      <text:p text:style-name="P1"><text:s text:c="4"/>pmip-&gt;dirty = 1;</text:p>
      <text:p text:style-name="P1"><text:s text:c="4"/>iput(pmip);</text:p>
      <text:p text:style-name="P1"/>
      <text:p text:style-name="P1">}</text:p>
      <text:p text:style-name="P1"/>
      <text:p text:style-name="P1"/>
      <text:p text:style-name="P1"/>
      <text:p text:style-name="P1"/>
      <text:p text:style-name="P1">int my_open(char*filename, char*modeStr)</text:p>
      <text:p text:style-name="P1">{</text:p>
      <text:p text:style-name="P1"/>
      <text:p text:style-name="P1"><text:s text:c="4"/>int mode;</text:p>
      <text:p text:style-name="P1"><text:s text:c="4"/>if (strcmp(modeStr,"R") == 0)</text:p>
      <text:p text:style-name="P1"><text:s text:c="4"/>{</text:p>
      <text:p text:style-name="P1"><text:s text:c="8"/>mode = 0;</text:p>
      <text:p text:style-name="P1"><text:s text:c="4"/>}</text:p>
      <text:p text:style-name="P1"><text:s text:c="4"/>else if (strcmp(modeStr,"W") == 0)</text:p>
      <text:p text:style-name="P1"><text:s text:c="4"/>{</text:p>
      <text:p text:style-name="P1"><text:s text:c="8"/>mode = 1;</text:p>
      <text:p text:style-name="P1"><text:s text:c="4"/>}</text:p>
      <text:p text:style-name="P1"><text:s text:c="4"/>else if (strcmp(modeStr,"RW") == 0)</text:p>
      <text:p text:style-name="P1"><text:s text:c="4"/>{</text:p>
      <text:p text:style-name="P1"><text:s text:c="8"/>mode = 2;</text:p>
      <text:p text:style-name="P1"><text:s text:c="4"/>}</text:p>
      <text:p text:style-name="P1"><text:s text:c="4"/>else if (strcmp(modeStr,"APPEND") == 0)</text:p>
      <text:p text:style-name="P1"><text:s text:c="4"/>{</text:p>
      <text:p text:style-name="P1"><text:s text:c="8"/>mode = 3;</text:p>
      <text:p text:style-name="P1"><text:s text:c="4"/>}</text:p>
      <text:p text:style-name="P1"><text:s text:c="4"/>else</text:p>
      <text:p text:style-name="P1"><text:s text:c="4"/>{</text:p>
      <text:p text:style-name="P1"><text:s text:c="8"/>printf("open: not proper mode: %s\n", modeStr);</text:p>
      <text:p text:style-name="P1"><text:s text:c="4"/>}</text:p>
      <text:p text:style-name="P1"/>
      <text:p text:style-name="P1"><text:soft-page-break/><text:s text:c="4"/>int ino = getino(filename);</text:p>
      <text:p text:style-name="P1"><text:s text:c="4"/>if (!ino)</text:p>
      <text:p text:style-name="P1"><text:s text:c="4"/>{</text:p>
      <text:p text:style-name="P1"><text:s text:c="8"/>creat_file(filename);</text:p>
      <text:p text:style-name="P1"><text:s text:c="8"/>ino = getino(filename);</text:p>
      <text:p text:style-name="P1"><text:s text:c="4"/>}</text:p>
      <text:p text:style-name="P1"><text:s text:c="4"/>MINODE* mip = iget(dev, ino);</text:p>
      <text:p text:style-name="P1"/>
      <text:p text:style-name="P1"><text:s text:c="4"/>if((mip-&gt;INODE.i_mode &amp; 0100000) != 0100000){</text:p>
      <text:p text:style-name="P1"><text:s text:c="8"/>printf("Error: Cannot open non-regular files\n");</text:p>
      <text:p text:style-name="P1"><text:s text:c="8"/>return -1;</text:p>
      <text:p text:style-name="P1"><text:s text:c="4"/>}</text:p>
      <text:p text:style-name="P1"><text:s text:c="4"/>int lowFd;</text:p>
      <text:p text:style-name="P1"><text:s text:c="4"/>for(int i = 0; i &lt;NFD; i++)</text:p>
      <text:p text:style-name="P1"><text:s text:c="4"/>{</text:p>
      <text:p text:style-name="P1"><text:s text:c="8"/>if (running-&gt;fd[i] == NULL)</text:p>
      <text:p text:style-name="P1"><text:s text:c="8"/>{</text:p>
      <text:p text:style-name="P1"><text:s text:c="12"/>lowFd = i;</text:p>
      <text:p text:style-name="P1"><text:s text:c="12"/>break;</text:p>
      <text:p text:style-name="P1"><text:s text:c="8"/>}</text:p>
      <text:p text:style-name="P1"/>
      <text:p text:style-name="P1"><text:s text:c="8"/>if (running-&gt;fd[i]-&gt;mptr == mip)</text:p>
      <text:p text:style-name="P1"><text:s text:c="8"/>{</text:p>
      <text:p text:style-name="P1"><text:s text:c="12"/>if (mode &gt; 0)</text:p>
      <text:p text:style-name="P1"><text:s text:c="12"/>{</text:p>
      <text:p text:style-name="P1"><text:s text:c="16"/>printf("open with incompatable mode: %s\n",filename);</text:p>
      <text:p text:style-name="P1"><text:s text:c="16"/>return -1;</text:p>
      <text:p text:style-name="P1"><text:s text:c="12"/>}</text:p>
      <text:p text:style-name="P1"><text:s text:c="8"/>}</text:p>
      <text:p text:style-name="P1"><text:s text:c="4"/>}</text:p>
      <text:p text:style-name="P1"><text:s text:c="4"/>printf("fd of %s = %d\n",filename, lowFd);</text:p>
      <text:p text:style-name="P1"><text:s text:c="4"/>OFT *oftp = (OFT *)malloc(sizeof(OFT));</text:p>
      <text:p text:style-name="P1"><text:s text:c="4"/>oftp-&gt;mode = mode; <text:s text:c="5"/>// mode = 0|1|2|3 for R|W|RW|APPEND</text:p>
      <text:p text:style-name="P1"><text:s text:c="4"/>oftp-&gt;refCount = 1;</text:p>
      <text:p text:style-name="P1"><text:s text:c="4"/>oftp-&gt;mptr = mip; <text:s/>// point at the file's minode[]</text:p>
      <text:p text:style-name="P1"/>
      <text:p text:style-name="P1"><text:s text:c="4"/>switch(mode){</text:p>
      <text:p text:style-name="P1"><text:s text:c="8"/>case 0 : oftp-&gt;offset = 0; <text:s text:c="4"/>// R: offset = 0</text:p>
      <text:p text:style-name="P1"><text:s text:c="12"/>break;</text:p>
      <text:p text:style-name="P1"><text:s text:c="8"/>case 1 : my_truncate(mip); <text:s text:c="7"/>// W: truncate file to 0 size</text:p>
      <text:p text:style-name="P1"><text:s text:c="12"/>oftp-&gt;offset = 0;</text:p>
      <text:p text:style-name="P1"><text:s text:c="12"/>break;</text:p>
      <text:p text:style-name="P1"><text:s text:c="8"/>case 2 : oftp-&gt;offset = 0; <text:s text:c="4"/>// RW: do NOT truncate file</text:p>
      <text:p text:style-name="P1"><text:s text:c="12"/>break;</text:p>
      <text:p text:style-name="P1"><text:s text:c="8"/>case 3 : oftp-&gt;offset = <text:s/>mip-&gt;INODE.i_size; <text:s/>// APPEND mode</text:p>
      <text:p text:style-name="P1"><text:s text:c="12"/>break;</text:p>
      <text:p text:style-name="P1"><text:s text:c="8"/>default: printf("invalid mode\n");</text:p>
      <text:p text:style-name="P1"><text:s text:c="12"/>return -1;</text:p>
      <text:p text:style-name="P1"><text:s text:c="4"/>}</text:p>
      <text:p text:style-name="P1"><text:s text:c="4"/>running-&gt;fd[lowFd] = oftp;</text:p>
      <text:p text:style-name="P1"><text:s text:c="4"/>mip-&gt;INODE.i_atime = time(NULL);</text:p>
      <text:p text:style-name="P1"><text:s text:c="4"/>mip-&gt;dirty = 1;</text:p>
      <text:p text:style-name="P1"><text:s text:c="4"/>iput(mip);</text:p>
      <text:p text:style-name="P1"/>
      <text:p text:style-name="P1"><text:s text:c="4"/>return lowFd;</text:p>
      <text:p text:style-name="P1">}</text:p>
      <text:p text:style-name="P1"/>
      <text:p text:style-name="P1">int proxyMyOpen()</text:p>
      <text:p text:style-name="P1">{</text:p>
      <text:p text:style-name="P1"><text:s text:c="4"/>char * filename = strtok(pathname, " ");</text:p>
      <text:p text:style-name="P1"><text:s text:c="4"/>char * modeStr = strtok(NULL, " ");</text:p>
      <text:p text:style-name="P1"><text:s text:c="4"/>if (modeStr == 0)</text:p>
      <text:p text:style-name="P1"><text:s text:c="8"/>modeStr = "R";</text:p>
      <text:p text:style-name="P1"/>
      <text:p text:style-name="P1"><text:s text:c="4"/>return my_open(filename, modeStr);</text:p>
      <text:p text:style-name="P1">}</text:p>
      <text:p text:style-name="P1"/>
      <text:p text:style-name="P1">int close_file(int fd)</text:p>
      <text:p text:style-name="P1">{</text:p>
      <text:p text:style-name="P1"><text:s text:c="4"/>if(fd &lt; 0)</text:p>
      <text:p text:style-name="P1"><text:s text:c="4"/>{</text:p>
      <text:p text:style-name="P1"><text:s text:c="8"/>printf("fd is invalid: %d",fd);</text:p>
      <text:p text:style-name="P1"><text:s text:c="8"/>return -1;</text:p>
      <text:p text:style-name="P1"><text:s text:c="4"/>}</text:p>
      <text:p text:style-name="P1"><text:soft-page-break/><text:s text:c="4"/>OFT *oftp = running-&gt;fd[fd];</text:p>
      <text:p text:style-name="P1"><text:s text:c="4"/>running-&gt;fd[fd] = NULL;</text:p>
      <text:p text:style-name="P1"><text:s text:c="4"/>oftp-&gt;refCount--;</text:p>
      <text:p text:style-name="P1"><text:s text:c="4"/>if(oftp-&gt;refCount&gt;0) return 0;</text:p>
      <text:p text:style-name="P1"><text:s text:c="4"/>MINODE* mip = oftp-&gt;mptr;</text:p>
      <text:p text:style-name="P1"><text:s text:c="4"/>iput(mip);</text:p>
      <text:p text:style-name="P1"><text:s text:c="4"/>return 0;</text:p>
      <text:p text:style-name="P1">}</text:p>
      <text:p text:style-name="P1"/>
      <text:p text:style-name="P1">int closeProxy()</text:p>
      <text:p text:style-name="P1">{</text:p>
      <text:p text:style-name="P1"><text:s text:c="4"/>return close_file(atoi(pathname));</text:p>
      <text:p text:style-name="P1">}</text:p>
      <text:p text:style-name="P1"/>
      <text:p text:style-name="P1">int myread(int fd, char buf[], int nbytes)</text:p>
      <text:p text:style-name="P1">{</text:p>
      <text:p text:style-name="P1"><text:s text:c="4"/>int logical_block, startByte, blk, avil, fileSize, offset, remain, count = 0,</text:p>
      <text:p text:style-name="P1"><text:s text:c="12"/>ibuf[BLKSIZE] = {0}, doubleibuf[BLKSIZE] = {0}; //avil is filesize-offset</text:p>
      <text:p text:style-name="P1"><text:s text:c="4"/>OFT *oftp = running-&gt;fd[fd];</text:p>
      <text:p text:style-name="P1"><text:s text:c="4"/>MINODE *mip = oftp-&gt;mptr;</text:p>
      <text:p text:style-name="P1"><text:s text:c="4"/>fileSize = oftp-&gt;mptr-&gt;INODE.i_size; //file size</text:p>
      <text:p text:style-name="P1"><text:s text:c="4"/>avil = fileSize - (oftp-&gt;offset);</text:p>
      <text:p text:style-name="P1"><text:s text:c="4"/>//printf("read: available bytes to read:%d\n", avil);</text:p>
      <text:p text:style-name="P1"><text:s text:c="4"/>char *cq = buf;</text:p>
      <text:p text:style-name="P1"/>
      <text:p text:style-name="P1"><text:s text:c="4"/>if (nbytes &gt; avil) // can't read more than the file size available</text:p>
      <text:p text:style-name="P1"><text:s text:c="4"/>{</text:p>
      <text:p text:style-name="P1"><text:s text:c="8"/>nbytes = avil;</text:p>
      <text:p text:style-name="P1"><text:s text:c="4"/>}</text:p>
      <text:p text:style-name="P1"/>
      <text:p text:style-name="P1"><text:s text:c="4"/>while (nbytes &gt; 0 &amp;&amp; avil &gt; 0) //read until we read the amount we were supposed to</text:p>
      <text:p text:style-name="P1"><text:s text:c="4"/>{</text:p>
      <text:p text:style-name="P1"/>
      <text:p text:style-name="P1"><text:s text:c="8"/>logical_block = oftp-&gt;offset / BLKSIZE;</text:p>
      <text:p text:style-name="P1"><text:s text:c="8"/>startByte = oftp-&gt;offset % BLKSIZE; // where we start reading in the block</text:p>
      <text:p text:style-name="P1"><text:s text:c="8"/>if (logical_block &lt; 12)</text:p>
      <text:p text:style-name="P1"><text:s text:c="8"/>{ // direct block</text:p>
      <text:p text:style-name="P1"><text:s text:c="12"/>blk = mip-&gt;INODE.i_block[logical_block]; // blk should be a disk block now [page 348]</text:p>
      <text:p text:style-name="P1"><text:s text:c="8"/>}</text:p>
      <text:p text:style-name="P1"><text:s text:c="8"/>else if (logical_block &gt;= 12 &amp;&amp; logical_block &lt; 256 + 12)</text:p>
      <text:p text:style-name="P1"><text:s text:c="8"/>{ <text:s text:c="2"/>// INDIRECT</text:p>
      <text:p text:style-name="P1"><text:s text:c="12"/>get_block(mip-&gt;dev, mip-&gt;INODE.i_block[12], (char*)ibuf);</text:p>
      <text:p text:style-name="P1"><text:s text:c="12"/>blk = ibuf[logical_block - 12]; //actual offset</text:p>
      <text:p text:style-name="P1"><text:s text:c="8"/>}</text:p>
      <text:p text:style-name="P1"><text:s text:c="8"/>else</text:p>
      <text:p text:style-name="P1"><text:s text:c="8"/>{ <text:s text:c="2"/>// DOUBLE INDIRECT</text:p>
      <text:p text:style-name="P1"><text:s text:c="12"/>get_block(mip-&gt;dev, mip-&gt;INODE.i_block[13], (char*)ibuf);</text:p>
      <text:p text:style-name="P1"><text:s text:c="12"/>logical_block = logical_block - (BLKSIZE/sizeof(int)) - 12;</text:p>
      <text:p text:style-name="P1"><text:s text:c="12"/>blk = ibuf[logical_block/ (BLKSIZE / sizeof(int))];</text:p>
      <text:p text:style-name="P1"/>
      <text:p text:style-name="P1"><text:s text:c="12"/>get_block(mip-&gt;dev, blk, (char*)doubleibuf);</text:p>
      <text:p text:style-name="P1"><text:s text:c="12"/>blk = doubleibuf[logical_block % (BLKSIZE / sizeof(int))];</text:p>
      <text:p text:style-name="P1"><text:s text:c="8"/>}</text:p>
      <text:p text:style-name="P1"/>
      <text:p text:style-name="P1"><text:s text:c="8"/>char rbuf[BLKSIZE];</text:p>
      <text:p text:style-name="P1"><text:s text:c="8"/>get_block(mip-&gt;dev, blk, rbuf); // read disk block into rbuf[ ]</text:p>
      <text:p text:style-name="P1"><text:s text:c="8"/>char *cp = rbuf + startByte; <text:s/>// cp points at startByte in rbuf[]</text:p>
      <text:p text:style-name="P1"><text:s text:c="8"/>remain = BLKSIZE - startByte; // number of BYTEs remain in this block</text:p>
      <text:p text:style-name="P1"/>
      <text:p text:style-name="P1"><text:s text:c="8"/>if (nbytes &lt;= remain)</text:p>
      <text:p text:style-name="P1"><text:s text:c="8"/>{</text:p>
      <text:p text:style-name="P1"><text:s text:c="12"/>memcpy(cq, cp, nbytes); //read nbytes left</text:p>
      <text:p text:style-name="P1"><text:s text:c="12"/>count += nbytes;</text:p>
      <text:p text:style-name="P1"><text:s text:c="12"/>oftp-&gt;offset += nbytes;</text:p>
      <text:p text:style-name="P1"><text:s text:c="12"/>avil -= nbytes;</text:p>
      <text:p text:style-name="P1"><text:s text:c="12"/>remain -= nbytes;</text:p>
      <text:p text:style-name="P1"><text:s text:c="12"/>cq += nbytes;</text:p>
      <text:p text:style-name="P1"><text:s text:c="12"/>cp += nbytes;</text:p>
      <text:p text:style-name="P1"><text:s text:c="12"/>nbytes = 0;</text:p>
      <text:p text:style-name="P1"><text:s text:c="8"/>}</text:p>
      <text:p text:style-name="P1"><text:s text:c="8"/>else</text:p>
      <text:p text:style-name="P1"><text:s text:c="8"/>{</text:p>
      <text:p text:style-name="P1"><text:s text:c="12"/>memcpy(cq, cp, remain);</text:p>
      <text:p text:style-name="P1"><text:s text:c="12"/>count += remain;</text:p>
      <text:p text:style-name="P1"><text:soft-page-break/><text:s text:c="12"/>oftp-&gt;offset += remain;</text:p>
      <text:p text:style-name="P1"><text:s text:c="12"/>avil -= remain;</text:p>
      <text:p text:style-name="P1"><text:s text:c="12"/>nbytes -= remain;</text:p>
      <text:p text:style-name="P1"><text:s text:c="12"/>cq += remain;</text:p>
      <text:p text:style-name="P1"><text:s text:c="12"/>cp += remain;</text:p>
      <text:p text:style-name="P1"><text:s text:c="12"/>remain = 0;</text:p>
      <text:p text:style-name="P1"><text:s text:c="8"/>}</text:p>
      <text:p text:style-name="P1"><text:s text:c="4"/>}</text:p>
      <text:p text:style-name="P1"><text:s text:c="4"/>//printf("read: ECHO=%s\n", buf);</text:p>
      <text:p text:style-name="P1"><text:s text:c="4"/>//printf("my_read: read %d char from file descriptor fd=%d\n", count, fd);</text:p>
      <text:p text:style-name="P1"/>
      <text:p text:style-name="P1"><text:s text:c="4"/>return count;</text:p>
      <text:p text:style-name="P1">}</text:p>
      <text:p text:style-name="P1"/>
      <text:p text:style-name="P1">int read_file()</text:p>
      <text:p text:style-name="P1">{</text:p>
      <text:p text:style-name="P1"><text:s text:c="4"/>/*</text:p>
      <text:p text:style-name="P1"><text:s text:c="4"/>Preparations:</text:p>
      <text:p text:style-name="P1"><text:s text:c="4"/>ASSUME: file is opened for RD or RW;</text:p>
      <text:p text:style-name="P1"><text:s text:c="4"/>ask for a fd <text:s/>and <text:s/>nbytes to read;</text:p>
      <text:p text:style-name="P1"><text:s text:c="4"/>verify that fd is indeed opened for RD or RW;</text:p>
      <text:p text:style-name="P1"><text:s text:c="4"/>return(myread(fd, buf, nbytes));*/</text:p>
      <text:p text:style-name="P1"><text:s text:c="4"/>char * fdStr = strtok(pathname, " ");</text:p>
      <text:p text:style-name="P1"><text:s text:c="4"/>char * bytesStr = strtok(NULL, " ");</text:p>
      <text:p text:style-name="P1"><text:s text:c="4"/>int fd = atoi(fdStr);</text:p>
      <text:p text:style-name="P1"><text:s text:c="4"/>int bytes = atoi(bytesStr);</text:p>
      <text:p text:style-name="P1"><text:s text:c="4"/>if (running-&gt;fd[fd] == NULL)</text:p>
      <text:p text:style-name="P1"><text:s text:c="4"/>{</text:p>
      <text:p text:style-name="P1"><text:s text:c="8"/>return -1;</text:p>
      <text:p text:style-name="P1"><text:s text:c="4"/>}</text:p>
      <text:p text:style-name="P1"><text:s text:c="4"/>if ((running-&gt;fd[fd]-&gt;mode!=0)&amp;&amp;(running-&gt;fd[fd]-&gt;mode!=2))</text:p>
      <text:p text:style-name="P1"><text:s text:c="4"/>{</text:p>
      <text:p text:style-name="P1"><text:s text:c="8"/>return -1;</text:p>
      <text:p text:style-name="P1"><text:s text:c="4"/>}</text:p>
      <text:p text:style-name="P1"><text:s text:c="4"/>char buf[BLKSIZE];</text:p>
      <text:p text:style-name="P1"><text:s text:c="4"/>return myread(fd, buf, bytes);</text:p>
      <text:p text:style-name="P1"/>
      <text:p text:style-name="P1"/>
      <text:p text:style-name="P1"/>
      <text:p text:style-name="P1"/>
      <text:p text:style-name="P1"/>
      <text:p text:style-name="P1">}</text:p>
      <text:p text:style-name="P1"/>
      <text:p text:style-name="P1">int cat()</text:p>
      <text:p text:style-name="P1">{</text:p>
      <text:p text:style-name="P1"><text:s text:c="4"/>char mybuf[BLKSIZE];</text:p>
      <text:p text:style-name="P1"><text:s text:c="4"/>int fd = 0;</text:p>
      <text:p text:style-name="P1"><text:s text:c="4"/>fd = my_open(pathname, "R"); //make sure to open for read</text:p>
      <text:p text:style-name="P1"><text:s text:c="4"/>printf("=======================================\n");</text:p>
      <text:p text:style-name="P1"><text:s text:c="4"/>while (n=myread(fd, mybuf, BLKSIZE))</text:p>
      <text:p text:style-name="P1"><text:s text:c="4"/>{</text:p>
      <text:p text:style-name="P1"><text:s text:c="8"/>char *cp = mybuf; //char ptr</text:p>
      <text:p text:style-name="P1"><text:s text:c="8"/>while ((cp &lt; mybuf + strlen(mybuf)) &amp;&amp; (*cp != 0))</text:p>
      <text:p text:style-name="P1"><text:s text:c="8"/>{</text:p>
      <text:p text:style-name="P1"><text:s text:c="12"/>if (*cp == '\\' &amp;&amp; *(cp + 1) == 'n') //this checks if we are at the end of the buffer</text:p>
      <text:p text:style-name="P1"><text:s text:c="12"/>{</text:p>
      <text:p text:style-name="P1"><text:s text:c="16"/>printf("\n");</text:p>
      <text:p text:style-name="P1"><text:s text:c="16"/>cp += 2;</text:p>
      <text:p text:style-name="P1"><text:s text:c="12"/>}</text:p>
      <text:p text:style-name="P1"><text:s text:c="12"/>else</text:p>
      <text:p text:style-name="P1"><text:s text:c="12"/>{</text:p>
      <text:p text:style-name="P1"><text:s text:c="16"/>putchar(*cp);</text:p>
      <text:p text:style-name="P1"><text:s text:c="16"/>cp++;</text:p>
      <text:p text:style-name="P1"><text:s text:c="12"/>}</text:p>
      <text:p text:style-name="P1"><text:s text:c="8"/>}</text:p>
      <text:p text:style-name="P1"/>
      <text:p text:style-name="P1"><text:s text:c="4"/>}</text:p>
      <text:p text:style-name="P1"><text:s text:c="4"/>printf("\n=======================================\n");</text:p>
      <text:p text:style-name="P1"><text:s text:c="4"/>close_file(fd);</text:p>
      <text:p text:style-name="P1">}</text:p>
      <text:p text:style-name="P1"/>
      <text:p text:style-name="P1"/>
      <text:p text:style-name="P1">int my_lseek(int fd, int position) {</text:p>
      <text:p text:style-name="P1"><text:s text:c="4"/>fd = my_open(pathname, "R");</text:p>
      <text:p text:style-name="P1"><text:soft-page-break/><text:s text:c="4"/>if (running-&gt;fd[fd] == NULL) {</text:p>
      <text:p text:style-name="P1"><text:s text:c="8"/>return -1;</text:p>
      <text:p text:style-name="P1"><text:s text:c="4"/>}</text:p>
      <text:p text:style-name="P1"><text:s text:c="4"/>if (position &lt;= running-&gt;fd[fd]-&gt;mptr-&gt;INODE.i_size) {</text:p>
      <text:p text:style-name="P1"><text:s text:c="8"/>int temp = running-&gt;fd[fd]-&gt;offset;</text:p>
      <text:p text:style-name="P1"><text:s text:c="8"/>running-&gt;fd[fd]-&gt;offset = position;</text:p>
      <text:p text:style-name="P1"><text:s text:c="8"/>return temp;</text:p>
      <text:p text:style-name="P1"/>
      <text:p text:style-name="P1"><text:s text:c="4"/>} else {</text:p>
      <text:p text:style-name="P1"><text:s text:c="8"/>return -1;</text:p>
      <text:p text:style-name="P1"><text:s text:c="4"/>}</text:p>
      <text:p text:style-name="P1">}</text:p>
      <text:p text:style-name="P1"/>
      <text:p text:style-name="P1">int lseekProxy()</text:p>
      <text:p text:style-name="P1">{</text:p>
      <text:p text:style-name="P1"><text:s text:c="4"/>char * fd = strtok(pathname, " ");</text:p>
      <text:p text:style-name="P1"><text:s text:c="4"/>char * position = strtok(NULL, " ");</text:p>
      <text:p text:style-name="P1"/>
      <text:p text:style-name="P1"><text:s text:c="4"/>return my_lseek(atoi(fd), atoi(position));</text:p>
      <text:p text:style-name="P1">}</text:p>
      <text:p text:style-name="P1">int pfd()</text:p>
      <text:p text:style-name="P1">{</text:p>
      <text:p text:style-name="P1"><text:s text:c="4"/>int i;</text:p>
      <text:p text:style-name="P1"><text:s text:c="4"/>printf("fd\tmode\toffset\tINODE\n");</text:p>
      <text:p text:style-name="P1"><text:s text:c="4"/>printf("--\t----\t------\t-----\n");</text:p>
      <text:p text:style-name="P1"><text:s text:c="4"/>for(i = 0;i&lt;NFD;i++)</text:p>
      <text:p text:style-name="P1"><text:s text:c="4"/>{</text:p>
      <text:p text:style-name="P1"><text:s text:c="8"/>if (running-&gt;fd[i]!= NULL)</text:p>
      <text:p text:style-name="P1"><text:s text:c="8"/>{</text:p>
      <text:p text:style-name="P1"><text:s text:c="12"/>printf("%d\t", i);</text:p>
      <text:p text:style-name="P1"><text:s text:c="12"/>switch(running-&gt;fd[i]-&gt;mode)</text:p>
      <text:p text:style-name="P1"><text:s text:c="12"/>{</text:p>
      <text:p text:style-name="P1"><text:s text:c="16"/>case 0:</text:p>
      <text:p text:style-name="P1"><text:s text:c="20"/>printf("READ\t");</text:p>
      <text:p text:style-name="P1"><text:s text:c="20"/>break;</text:p>
      <text:p text:style-name="P1"><text:s text:c="16"/>case 1:</text:p>
      <text:p text:style-name="P1"><text:s text:c="20"/>printf("WRITE\t");</text:p>
      <text:p text:style-name="P1"><text:s text:c="20"/>break;</text:p>
      <text:p text:style-name="P1"><text:s text:c="16"/>case 2:</text:p>
      <text:p text:style-name="P1"><text:s text:c="20"/>printf("R/W\t");</text:p>
      <text:p text:style-name="P1"><text:s text:c="20"/>break;</text:p>
      <text:p text:style-name="P1"><text:s text:c="16"/>case 3:</text:p>
      <text:p text:style-name="P1"><text:s text:c="20"/>printf("APPEND\t");</text:p>
      <text:p text:style-name="P1"><text:s text:c="20"/>break;</text:p>
      <text:p text:style-name="P1"><text:s text:c="16"/>default:</text:p>
      <text:p text:style-name="P1"><text:s text:c="20"/>printf("-------\t");//this should never happen</text:p>
      <text:p text:style-name="P1"><text:s text:c="20"/>break;</text:p>
      <text:p text:style-name="P1"><text:s text:c="12"/>}</text:p>
      <text:p text:style-name="P1"><text:s text:c="12"/>printf("%d\t\t[%d,%d]\n",running-&gt;fd[i]-&gt;offset, running-&gt;fd[i]-&gt;mptr-&gt;dev, running-&gt;fd[i]-&gt;mptr-&gt;ino);</text:p>
      <text:p text:style-name="P1"><text:s text:c="8"/>}</text:p>
      <text:p text:style-name="P1"><text:s text:c="4"/>}</text:p>
      <text:p text:style-name="P1"><text:s text:c="4"/>return 0;</text:p>
      <text:p text:style-name="P1">}</text:p>
      <text:p text:style-name="P1"/>
      <text:p text:style-name="P1">int mywrite(int fd, char buf[], int nbytes) {</text:p>
      <text:p text:style-name="P1"><text:s text:c="4"/>printf("write: ECHO=%s\n", buf);</text:p>
      <text:p text:style-name="P1"><text:s text:c="4"/>int logical_block, startByte, blk, remain, block12arr, block13arr, doubleblk;</text:p>
      <text:p text:style-name="P1"><text:s text:c="4"/>char ibuf[BLKSIZE] = {0}, doubleibuf[BLKSIZE] = {0};</text:p>
      <text:p text:style-name="P1"><text:s text:c="4"/>OFT *oftp = running-&gt;fd[fd];</text:p>
      <text:p text:style-name="P1"><text:s text:c="4"/>MINODE *mip = oftp-&gt;mptr;</text:p>
      <text:p text:style-name="P1"/>
      <text:p text:style-name="P1"><text:s text:c="4"/>char *cq = buf;</text:p>
      <text:p text:style-name="P1"/>
      <text:p text:style-name="P1"><text:s text:c="4"/>while (nbytes &gt; 0 ) {</text:p>
      <text:p text:style-name="P1"><text:s text:c="8"/>logical_block = oftp-&gt;offset / BLKSIZE;</text:p>
      <text:p text:style-name="P1"><text:s text:c="8"/>startByte = oftp-&gt;offset % BLKSIZE; <text:s/>// where we start writing in the block</text:p>
      <text:p text:style-name="P1"><text:s text:c="8"/>if (logical_block &lt; 12){ <text:s text:c="24"/>// direct block</text:p>
      <text:p text:style-name="P1"><text:s text:c="12"/>if (mip-&gt;INODE.i_block[logical_block] == 0) { <text:s text:c="2"/>// if no data block yet</text:p>
      <text:p text:style-name="P1"><text:s text:c="16"/>mip-&gt;INODE.i_block[logical_block] = balloc(mip-&gt;dev);// MUST ALLOCATE a block</text:p>
      <text:p text:style-name="P1"><text:s text:c="12"/>}</text:p>
      <text:p text:style-name="P1"><text:s text:c="12"/>blk = mip-&gt;INODE.i_block[logical_block]; <text:s text:c="5"/>// blk should be a disk block now</text:p>
      <text:p text:style-name="P1"><text:s text:c="8"/>}</text:p>
      <text:p text:style-name="P1"><text:s text:c="8"/>else if (logical_block &gt;= 12 &amp;&amp; logical_block &lt; 256 + 12){ // INDIRECT blocks</text:p>
      <text:p text:style-name="P1"><text:s text:c="12"/>if (mip-&gt;INODE.i_block[12] == 0) { <text:s/>// FIRST INDIRECT BLOCK ALLOCATION</text:p>
      <text:p text:style-name="P1"><text:soft-page-break/><text:s text:c="16"/>block12arr = mip-&gt;INODE.i_block[12] = balloc(mip-&gt;dev);</text:p>
      <text:p text:style-name="P1"><text:s text:c="16"/>if (block12arr == 0) return 0; // this means there aren't any more dblocks :'(</text:p>
      <text:p text:style-name="P1"><text:s text:c="16"/>get_block(mip-&gt;dev, mip-&gt;INODE.i_block[12], ibuf);</text:p>
      <text:p text:style-name="P1"><text:s text:c="16"/>int *ip = (int*)ibuf, p=0; <text:s/>// step thru block in chunks of sizeof(int), set each ptr to 0</text:p>
      <text:p text:style-name="P1"><text:s text:c="16"/>for (p=0; p&lt;(BLKSIZE/sizeof(int));p++) ip[p] = 0;</text:p>
      <text:p text:style-name="P1"><text:s text:c="16"/>put_block(mip-&gt;dev, mip-&gt;INODE.i_block[12], ibuf); // write back to disc</text:p>
      <text:p text:style-name="P1"><text:s text:c="16"/>mip-&gt;INODE.i_blocks++;</text:p>
      <text:p text:style-name="P1"><text:s text:c="12"/>}</text:p>
      <text:p text:style-name="P1"><text:s text:c="12"/>int int_buf[BLKSIZE/sizeof(int)] = {0};</text:p>
      <text:p text:style-name="P1"><text:s text:c="12"/>get_block(mip-&gt;dev, mip-&gt;INODE.i_block[12], (char*)int_buf);</text:p>
      <text:p text:style-name="P1"><text:s text:c="12"/>blk = int_buf[logical_block - 12];</text:p>
      <text:p text:style-name="P1"><text:s text:c="12"/>if (blk==0) {</text:p>
      <text:p text:style-name="P1"><text:s text:c="16"/>blk = int_buf[logical_block - 12] = balloc(mip-&gt;dev);</text:p>
      <text:p text:style-name="P1"><text:s text:c="16"/>mip-&gt;INODE.i_blocks++;</text:p>
      <text:p text:style-name="P1"><text:s text:c="16"/>put_block(mip-&gt;dev, mip-&gt;INODE.i_block[12], (char*)int_buf); // write back to disc</text:p>
      <text:p text:style-name="P1"><text:s text:c="12"/>}</text:p>
      <text:p text:style-name="P1"><text:s text:c="8"/>}</text:p>
      <text:p text:style-name="P1"><text:s text:c="8"/>else { // double indirect blocks</text:p>
      <text:p text:style-name="P1"><text:s text:c="12"/>logical_block = logical_block - (BLKSIZE/sizeof(int)) - 12;</text:p>
      <text:p text:style-name="P1"><text:s text:c="12"/>if (mip-&gt;INODE.i_block[13] == 0) { <text:s/>// FIRST DOUBLE INDIRECT BLOCK ALLOCATION</text:p>
      <text:p text:style-name="P1"><text:s text:c="16"/>block13arr = mip-&gt;INODE.i_block[13] = balloc(mip-&gt;dev);</text:p>
      <text:p text:style-name="P1"><text:s text:c="16"/>if (block13arr == 0) return 0; // no more dblocks :'(</text:p>
      <text:p text:style-name="P1"><text:s text:c="16"/>get_block(mip-&gt;dev, mip-&gt;INODE.i_block[13], ibuf);</text:p>
      <text:p text:style-name="P1"><text:s text:c="16"/>int *ip = (int*)ibuf, p=0; <text:s/>// step thru block in chunks of sizeof(int), set each ptr to 0</text:p>
      <text:p text:style-name="P1"><text:s text:c="16"/>for (p=0; p&lt;BLKSIZE/sizeof(int);p++) ip[p] = 0;</text:p>
      <text:p text:style-name="P1"><text:s text:c="16"/>put_block(mip-&gt;dev, mip-&gt;INODE.i_block[13], ibuf); // write back to disc</text:p>
      <text:p text:style-name="P1"><text:s text:c="16"/>mip-&gt;INODE.i_blocks++;</text:p>
      <text:p text:style-name="P1"><text:s text:c="12"/>}</text:p>
      <text:p text:style-name="P1"><text:s text:c="12"/>int double_int_buf[BLKSIZE/sizeof(int)] = {0};</text:p>
      <text:p text:style-name="P1"><text:s text:c="12"/>get_block(mip-&gt;dev, mip-&gt;INODE.i_block[13], (char*)double_int_buf);</text:p>
      <text:p text:style-name="P1"><text:s text:c="12"/>doubleblk = double_int_buf[logical_block/(BLKSIZE/sizeof(int))];</text:p>
      <text:p text:style-name="P1"><text:s text:c="12"/>if (doubleblk==0){</text:p>
      <text:p text:style-name="P1"><text:s text:c="16"/>doubleblk = double_int_buf[logical_block/(BLKSIZE/sizeof(int))] = balloc(mip-&gt;dev);</text:p>
      <text:p text:style-name="P1"><text:s text:c="16"/>if (doubleblk == 0) return 0;</text:p>
      <text:p text:style-name="P1"><text:s text:c="16"/>get_block(mip-&gt;dev, doubleblk, doubleibuf);</text:p>
      <text:p text:style-name="P1"><text:s text:c="16"/>int *ip = (int*)doubleibuf, p=0; <text:s/>// step thru block in chunks of sizeof(int), set each ptr to 0</text:p>
      <text:p text:style-name="P1"><text:s text:c="16"/>for (p=0; p&lt;BLKSIZE/sizeof(int);p++) ip[p] = 0;</text:p>
      <text:p text:style-name="P1"><text:s text:c="16"/>put_block(mip-&gt;dev, doubleblk, doubleibuf); // write back to disc</text:p>
      <text:p text:style-name="P1"><text:s text:c="16"/>mip-&gt;INODE.i_blocks++;</text:p>
      <text:p text:style-name="P1"><text:s text:c="16"/>put_block(mip-&gt;dev, mip-&gt;INODE.i_block[13], (char*)double_int_buf); // write back to disc</text:p>
      <text:p text:style-name="P1"><text:s text:c="12"/>}</text:p>
      <text:p text:style-name="P1"><text:s text:c="12"/>memset(double_int_buf, 0, BLKSIZE/sizeof(int));</text:p>
      <text:p text:style-name="P1"><text:s text:c="12"/>get_block(mip-&gt;dev, doubleblk, (char*)double_int_buf);</text:p>
      <text:p text:style-name="P1"><text:s text:c="12"/>if (double_int_buf[logical_block%(BLKSIZE/sizeof(int))]==0){</text:p>
      <text:p text:style-name="P1"><text:s text:c="16"/>blk = double_int_buf[logical_block%(BLKSIZE/sizeof(int))] = balloc(mip-&gt;dev);</text:p>
      <text:p text:style-name="P1"><text:s text:c="16"/>if (blk == 0) return 0;</text:p>
      <text:p text:style-name="P1"><text:s text:c="16"/>mip-&gt;INODE.i_blocks++;</text:p>
      <text:p text:style-name="P1"><text:s text:c="16"/>put_block(mip-&gt;dev, doubleblk, (char*)double_int_buf); // write back to disc</text:p>
      <text:p text:style-name="P1"><text:s text:c="12"/>}</text:p>
      <text:p text:style-name="P1"><text:s text:c="8"/>}</text:p>
      <text:p text:style-name="P1"/>
      <text:p text:style-name="P1"><text:s text:c="8"/>char wbuf[BLKSIZE] = {0};</text:p>
      <text:p text:style-name="P1"><text:s text:c="8"/>/* all cases come to here : write to the data block */</text:p>
      <text:p text:style-name="P1"><text:s text:c="8"/>get_block(mip-&gt;dev, blk, wbuf); <text:s text:c="2"/>// read disk block into wbuf[ ]</text:p>
      <text:p text:style-name="P1"><text:s text:c="8"/>char *cp = wbuf + startByte; <text:s text:c="5"/>// cp points at startByte in wbuf[]</text:p>
      <text:p text:style-name="P1"><text:s text:c="8"/>remain = BLKSIZE - startByte; <text:s text:c="4"/>// number of BYTEs remain in this block</text:p>
      <text:p text:style-name="P1"/>
      <text:p text:style-name="P1"><text:s text:c="8"/>int amount_to_write = (remain &lt;= nbytes) ? remain : nbytes;</text:p>
      <text:p text:style-name="P1"><text:s text:c="8"/>memcpy(cp, cq, amount_to_write);</text:p>
      <text:p text:style-name="P1"><text:s text:c="8"/>cp = cq = cp+amount_to_write;</text:p>
      <text:p text:style-name="P1"><text:s text:c="8"/>oftp-&gt;offset += amount_to_write;</text:p>
      <text:p text:style-name="P1"><text:s text:c="8"/>if (oftp-&gt;offset &gt; mip-&gt;INODE.i_size)</text:p>
      <text:p text:style-name="P1"><text:s text:c="12"/>mip-&gt;INODE.i_size = oftp-&gt;offset;</text:p>
      <text:p text:style-name="P1"><text:s text:c="8"/>nbytes -= amount_to_write;</text:p>
      <text:p text:style-name="P1"><text:s text:c="8"/>put_block(mip-&gt;dev, blk, wbuf); <text:s text:c="2"/>// write wbuf[ ] to disk</text:p>
      <text:p text:style-name="P1"><text:s text:c="4"/>}</text:p>
      <text:p text:style-name="P1"/>
      <text:p text:style-name="P1"><text:s text:c="4"/>mip-&gt;dirty = 1;</text:p>
      <text:p text:style-name="P1"><text:s text:c="4"/>printf("my_write: wrote %d char into file descriptor fd=%d\n", strlen(buf), fd);</text:p>
      <text:p text:style-name="P1"><text:s text:c="4"/>return nbytes;</text:p>
      <text:p text:style-name="P1">}</text:p>
      <text:p text:style-name="P1">int write_file() {</text:p>
      <text:p text:style-name="P1"><text:s text:c="4"/>char *pfd = strtok(pathname, " ");</text:p>
      <text:p text:style-name="P1"/>
      <text:p text:style-name="P1"><text:soft-page-break/><text:s text:c="4"/>int writefd = pfd[0] - 48;</text:p>
      <text:p text:style-name="P1"><text:s text:c="4"/>if (writefd&lt;0||writefd&gt;9) {</text:p>
      <text:p text:style-name="P1"><text:s text:c="8"/>return -1;</text:p>
      <text:p text:style-name="P1"><text:s text:c="4"/>}</text:p>
      <text:p text:style-name="P1"><text:s text:c="4"/>char string[102400];</text:p>
      <text:p text:style-name="P1"><text:s text:c="4"/>printf("Enter the string you want to write: ");</text:p>
      <text:p text:style-name="P1"><text:s text:c="4"/>fgets(string, 102400, stdin);</text:p>
      <text:p text:style-name="P1"><text:s text:c="4"/>string[strlen(string)-1]=0;</text:p>
      <text:p text:style-name="P1"/>
      <text:p text:style-name="P1"><text:s text:c="4"/>//<text:tab/>strncpy(string, pstring, strlen(pstring));</text:p>
      <text:p text:style-name="P1"><text:s text:c="4"/>//<text:tab/>string[strlen(pstring)]=0;</text:p>
      <text:p text:style-name="P1"><text:s text:c="4"/>//<text:tab/>memcpy(string, pstring, strlen(pstring));</text:p>
      <text:p text:style-name="P1"><text:s text:c="4"/>if(running-&gt;fd[writefd]-&gt;mode == 0){</text:p>
      <text:p text:style-name="P1"><text:s text:c="8"/>printf("error: fd not open for write\n");</text:p>
      <text:p text:style-name="P1"><text:s text:c="8"/>return -1;</text:p>
      <text:p text:style-name="P1"><text:s text:c="4"/>}</text:p>
      <text:p text:style-name="P1"><text:s text:c="4"/>int nbytes = strlen(string);</text:p>
      <text:p text:style-name="P1"><text:s text:c="4"/>return(mywrite(writefd, string, nbytes));</text:p>
      <text:p text:style-name="P1">}</text:p>
      <text:p text:style-name="P1"/>
      <text:p text:style-name="P1"/>
      <text:p text:style-name="P1"/>
      <text:p text:style-name="P1">int cp(char * source, char* dest)</text:p>
      <text:p text:style-name="P1">{</text:p>
      <text:p text:style-name="P1"/>
      <text:p text:style-name="P1"><text:s text:c="4"/>int fd = my_open(source, "R");</text:p>
      <text:p text:style-name="P1"><text:s text:c="4"/>int gd = my_open(dest, "RW");</text:p>
      <text:p text:style-name="P1"><text:s text:c="4"/>char buf[BLKSIZE];</text:p>
      <text:p text:style-name="P1"><text:s text:c="4"/>int n = 0;</text:p>
      <text:p text:style-name="P1"><text:s text:c="4"/>while (n = myread(fd, buf, BLKSIZE))</text:p>
      <text:p text:style-name="P1"><text:s text:c="4"/>{</text:p>
      <text:p text:style-name="P1"><text:s text:c="8"/>mywrite(gd, buf, n);</text:p>
      <text:p text:style-name="P1"><text:s text:c="4"/>}</text:p>
      <text:p text:style-name="P1"/>
      <text:p text:style-name="P1"><text:s text:c="4"/>close_file(fd);</text:p>
      <text:p text:style-name="P1"><text:s text:c="4"/>close_file(gd);</text:p>
      <text:p text:style-name="P1"><text:s text:c="4"/>return 0;</text:p>
      <text:p text:style-name="P1">}</text:p>
      <text:p text:style-name="P1"/>
      <text:p text:style-name="P1">int cpProxy()</text:p>
      <text:p text:style-name="P1">{</text:p>
      <text:p text:style-name="P1"><text:s text:c="4"/>char *source = strtok(pathname, " ");</text:p>
      <text:p text:style-name="P1"><text:s text:c="4"/>char *dest = strtok(NULL, " ");</text:p>
      <text:p text:style-name="P1"/>
      <text:p text:style-name="P1"><text:s text:c="4"/>return cp(source, dest);</text:p>
      <text:p text:style-name="P1">}</text:p>
      <text:p text:style-name="P1"/>
      <text:p text:style-name="P1"/>
      <text:p text:style-name="P1">int mv(char*source, char * dest)</text:p>
      <text:p text:style-name="P1">{</text:p>
      <text:p text:style-name="P1"><text:s text:c="4"/>int ino = getino(source);</text:p>
      <text:p text:style-name="P1"><text:s text:c="4"/>int fd = my_open(source, "R");</text:p>
      <text:p text:style-name="P1"><text:s text:c="4"/>if (!ino)</text:p>
      <text:p text:style-name="P1"><text:s text:c="4"/>{</text:p>
      <text:p text:style-name="P1"><text:s text:c="8"/>printf("File does not exist: %s\n", source);</text:p>
      <text:p text:style-name="P1"><text:s text:c="8"/>return -1;</text:p>
      <text:p text:style-name="P1"><text:s text:c="4"/>}</text:p>
      <text:p text:style-name="P1"><text:s text:c="4"/>int dev = running-&gt;fd[fd]-&gt;mptr-&gt;dev;</text:p>
      <text:p text:style-name="P1"><text:s text:c="4"/>if(running-&gt;cwd-&gt;dev == dev)</text:p>
      <text:p text:style-name="P1"><text:s text:c="4"/>{</text:p>
      <text:p text:style-name="P1"><text:s text:c="8"/>if (my_link(source, dest) == -1)</text:p>
      <text:p text:style-name="P1"><text:s text:c="12"/>return -1;</text:p>
      <text:p text:style-name="P1"><text:s text:c="4"/>}</text:p>
      <text:p text:style-name="P1"><text:s text:c="4"/>else</text:p>
      <text:p text:style-name="P1"><text:s text:c="4"/>{</text:p>
      <text:p text:style-name="P1"><text:s text:c="8"/>if (cp(source,dest) == -1)</text:p>
      <text:p text:style-name="P1"><text:s text:c="12"/>return -1;</text:p>
      <text:p text:style-name="P1"><text:s text:c="4"/>}</text:p>
      <text:p text:style-name="P1"><text:s text:c="4"/>if (close_file(fd) == -1)</text:p>
      <text:p text:style-name="P1"><text:s text:c="8"/>return -1;</text:p>
      <text:p text:style-name="P1"><text:s text:c="4"/>if (my_unlink(source) == -1)</text:p>
      <text:p text:style-name="P1"><text:s text:c="8"/>return -1;</text:p>
      <text:p text:style-name="P1"><text:s text:c="4"/>return 0;</text:p>
      <text:p text:style-name="P1">}</text:p>
      <text:p text:style-name="P1"><text:soft-page-break/></text:p>
      <text:p text:style-name="P1">int mvProxy()</text:p>
      <text:p text:style-name="P1">{</text:p>
      <text:p text:style-name="P1"><text:s text:c="4"/>char *source = strtok(pathname, " ");</text:p>
      <text:p text:style-name="P1"><text:s text:c="4"/>char *dest = strtok(NULL, " ");</text:p>
      <text:p text:style-name="P1"/>
      <text:p text:style-name="P1"><text:s text:c="4"/>return mv(source, dest);</text:p>
      <text:p text:style-name="P1">}</text:p>
      <text:p text:style-name="P1"/>
      <text:p text:style-name="P1"/>
      <text:p text:style-name="P3"/>
      <text:p text:style-name="P2">/*********** util.c file ****************/</text:p>
      <text:p text:style-name="P2"/>
      <text:p text:style-name="P2">#include &lt;unistd.h&gt;</text:p>
      <text:p text:style-name="P2"/>
      <text:p text:style-name="P2">/**** globals defined in main.c file ****/</text:p>
      <text:p text:style-name="P2">extern MINODE minode[NMINODE];</text:p>
      <text:p text:style-name="P2">extern MINODE *root;</text:p>
      <text:p text:style-name="P2">extern PROC <text:s text:c="2"/>proc[NPROC], *running;</text:p>
      <text:p text:style-name="P2">extern char <text:s text:c="2"/>gpath[256];</text:p>
      <text:p text:style-name="P2">extern char <text:s text:c="2"/>*name[64];</text:p>
      <text:p text:style-name="P2">extern int <text:s text:c="3"/>n;</text:p>
      <text:p text:style-name="P2">extern int <text:s text:c="3"/>fd, dev;</text:p>
      <text:p text:style-name="P2">extern int <text:s text:c="3"/>nblocks, ninodes, bmap, imap, inode_start;</text:p>
      <text:p text:style-name="P2">extern char <text:s text:c="2"/>line[256], cmd[32], pathname[256];</text:p>
      <text:p text:style-name="P2"/>
      <text:p text:style-name="P2">int get_block(int dev, int blk, char *buf)</text:p>
      <text:p text:style-name="P2">{</text:p>
      <text:p text:style-name="P2"><text:s text:c="3"/>lseek(dev, (long)blk*BLKSIZE, 0);</text:p>
      <text:p text:style-name="P2"><text:s text:c="3"/>read(dev, buf, BLKSIZE);</text:p>
      <text:p text:style-name="P2">} <text:s text:c="2"/></text:p>
      <text:p text:style-name="P2"/>
      <text:p text:style-name="P2">int put_block(int dev, int blk, char *buf)</text:p>
      <text:p text:style-name="P2">{</text:p>
      <text:p text:style-name="P2"><text:s text:c="3"/>lseek(dev, (long)blk*BLKSIZE, 0);</text:p>
      <text:p text:style-name="P2"><text:s text:c="3"/>write(dev, buf, BLKSIZE);</text:p>
      <text:p text:style-name="P2">}</text:p>
      <text:p text:style-name="P2"/>
      <text:p text:style-name="P2">// return minode pointer to loaded INODE</text:p>
      <text:p text:style-name="P2">MINODE *iget(int dev, int ino)</text:p>
      <text:p text:style-name="P2">{</text:p>
      <text:p text:style-name="P2"><text:s text:c="2"/>int i;</text:p>
      <text:p text:style-name="P2"><text:s text:c="2"/>MINODE *mip;</text:p>
      <text:p text:style-name="P2"><text:s text:c="2"/>char buf[BLKSIZE];</text:p>
      <text:p text:style-name="P2"><text:s text:c="2"/>int blk, disp;</text:p>
      <text:p text:style-name="P2"><text:s text:c="2"/>INODE *ip;</text:p>
      <text:p text:style-name="P2"/>
      <text:p text:style-name="P2"><text:s text:c="2"/>for (i=0; i&lt;NMINODE; i++){</text:p>
      <text:p text:style-name="P2"><text:s text:c="4"/>mip = &amp;minode[i];</text:p>
      <text:p text:style-name="P2"><text:s text:c="4"/>if (mip-&gt;dev == dev &amp;&amp; mip-&gt;ino == ino){</text:p>
      <text:p text:style-name="P2"><text:s text:c="7"/>mip-&gt;refCount++;</text:p>
      <text:p text:style-name="P2"><text:s text:c="7"/>printf("found [%d %d] as minode[%d] in core\n", dev, ino, i);</text:p>
      <text:p text:style-name="P2"><text:s text:c="7"/>return mip;</text:p>
      <text:p text:style-name="P2"><text:s text:c="4"/>}</text:p>
      <text:p text:style-name="P2"><text:s text:c="2"/>}</text:p>
      <text:p text:style-name="P2"><text:s text:c="4"/></text:p>
      <text:p text:style-name="P2"><text:s text:c="2"/>for (i=0; i&lt;NMINODE; i++){</text:p>
      <text:p text:style-name="P2"><text:s text:c="4"/>mip = &amp;minode[i];</text:p>
      <text:p text:style-name="P2"><text:s text:c="4"/>if (mip-&gt;refCount == 0){</text:p>
      <text:p text:style-name="P2"><text:s text:c="6"/>//printf("allocating NEW minode[%d] for [%d %d]\n", i, dev, ino);</text:p>
      <text:p text:style-name="P2"><text:s text:c="7"/>mip-&gt;refCount = 1;</text:p>
      <text:p text:style-name="P2"><text:s text:c="7"/>mip-&gt;dev = dev;</text:p>
      <text:p text:style-name="P2"><text:s text:c="7"/>mip-&gt;ino = ino;</text:p>
      <text:p text:style-name="P2"/>
      <text:p text:style-name="P2"><text:s text:c="7"/>// get INODE of ino to buf <text:s text:c="3"/></text:p>
      <text:p text:style-name="P2"><text:s text:c="7"/>blk <text:s/>= (ino-1) / 8 + inode_start;</text:p>
      <text:p text:style-name="P2"><text:s text:c="7"/>disp = (ino-1) % 8;</text:p>
      <text:p text:style-name="P2"/>
      <text:p text:style-name="P2"><text:s text:c="7"/>//printf("iget: ino=%d blk=%d disp=%d\n", ino, blk, disp);</text:p>
      <text:p text:style-name="P2"/>
      <text:p text:style-name="P2"><text:s text:c="7"/>get_block(dev, blk, buf);</text:p>
      <text:p text:style-name="P2"><text:s text:c="7"/>ip = (INODE *)buf + disp;</text:p>
      <text:p text:style-name="P2"><text:s text:c="7"/>// copy INODE to mp-&gt;INODE</text:p>
      <text:p text:style-name="P2"><text:s text:c="7"/>mip-&gt;INODE = *ip;</text:p>
      <text:p text:style-name="P2"/>
      <text:p text:style-name="P2"><text:s text:c="7"/>return mip;</text:p>
      <text:p text:style-name="P2"><text:s text:c="4"/>}</text:p>
      <text:p text:style-name="P2"><text:s text:c="2"/>} <text:s text:c="2"/></text:p>
      <text:p text:style-name="P2"><text:s text:c="2"/>printf("PANIC: no more free minodes\n");</text:p>
      <text:p text:style-name="P2"><text:s text:c="2"/>return 0;</text:p>
      <text:p text:style-name="P2">}</text:p>
      <text:p text:style-name="P2"/>
      <text:p text:style-name="P2">void decFreeBlocks(int dev)</text:p>
      <text:p text:style-name="P2">{</text:p>
      <text:p text:style-name="P2"><text:soft-page-break/><text:s text:c="4"/>char buf[BLKSIZE];</text:p>
      <text:p text:style-name="P2"><text:s text:c="4"/>get_block(dev, 1, buf);</text:p>
      <text:p text:style-name="P2"><text:s text:c="4"/>sp = (SUPER *)buf;</text:p>
      <text:p text:style-name="P2"><text:s text:c="4"/>sp-&gt;s_free_blocks_count--;</text:p>
      <text:p text:style-name="P2"><text:s text:c="4"/>put_block(dev, 1,buf);</text:p>
      <text:p text:style-name="P2"/>
      <text:p text:style-name="P2"><text:s text:c="4"/>get_block(dev, 2,buf);</text:p>
      <text:p text:style-name="P2"><text:s text:c="4"/>gp = (GD *)buf;</text:p>
      <text:p text:style-name="P2"><text:s text:c="4"/>gp-&gt;bg_free_blocks_count--;</text:p>
      <text:p text:style-name="P2"><text:s text:c="4"/>put_block(dev, 2,buf);</text:p>
      <text:p text:style-name="P2">}</text:p>
      <text:p text:style-name="P2"/>
      <text:p text:style-name="P2">void iput(MINODE *mip)</text:p>
      <text:p text:style-name="P2">{</text:p>
      <text:p text:style-name="P2"><text:s/>int i, block, offset;</text:p>
      <text:p text:style-name="P2"><text:s/>char buf[BLKSIZE];</text:p>
      <text:p text:style-name="P2"><text:s/>INODE *ip;</text:p>
      <text:p text:style-name="P2"/>
      <text:p text:style-name="P2"><text:s/>if (mip==0) </text:p>
      <text:p text:style-name="P2"><text:s text:c="5"/>return;</text:p>
      <text:p text:style-name="P2"/>
      <text:p text:style-name="P2"><text:s/>mip-&gt;refCount--;</text:p>
      <text:p text:style-name="P2"><text:s/></text:p>
      <text:p text:style-name="P2"><text:s/>if (mip-&gt;refCount &gt; 0) return;</text:p>
      <text:p text:style-name="P2"><text:s/>if (!mip-&gt;dirty) <text:s text:c="6"/>return;</text:p>
      <text:p text:style-name="P2"><text:s/></text:p>
      <text:p text:style-name="P2"><text:s/>/* write back */</text:p>
      <text:p text:style-name="P2"><text:s/>printf("iput: dev=%d ino=%d\n", mip-&gt;dev, mip-&gt;ino); </text:p>
      <text:p text:style-name="P2"/>
      <text:p text:style-name="P2"><text:s/>block = <text:s/>((mip-&gt;ino - 1) / 8) + inode_start;</text:p>
      <text:p text:style-name="P2"><text:s/>offset = <text:s/>(mip-&gt;ino - 1) % 8;</text:p>
      <text:p text:style-name="P2"/>
      <text:p text:style-name="P2"><text:s/>/* first get the block containing this inode */</text:p>
      <text:p text:style-name="P2"><text:s/>get_block(mip-&gt;dev, block, buf);</text:p>
      <text:p text:style-name="P2"/>
      <text:p text:style-name="P2"><text:s/>ip = (INODE *)buf + offset;</text:p>
      <text:p text:style-name="P2"><text:s/>*ip = mip-&gt;INODE;</text:p>
      <text:p text:style-name="P2"/>
      <text:p text:style-name="P2"><text:s/>put_block(mip-&gt;dev, block, buf);</text:p>
      <text:p text:style-name="P2"/>
      <text:p text:style-name="P2">}</text:p>
      <text:p text:style-name="P2">int tokenize(char *pathname)</text:p>
      <text:p text:style-name="P2">{</text:p>
      <text:p text:style-name="P2"><text:s text:c="4"/>char *s;</text:p>
      <text:p text:style-name="P2"><text:s text:c="4"/>strcpy(line, pathname);</text:p>
      <text:p text:style-name="P2"><text:s text:c="4"/>n = 0;</text:p>
      <text:p text:style-name="P2"><text:s text:c="4"/>s = strtok(line, "/");</text:p>
      <text:p text:style-name="P2"><text:s text:c="4"/>while(s){</text:p>
      <text:p text:style-name="P2"><text:s text:c="8"/>name[n++] = s;</text:p>
      <text:p text:style-name="P2"><text:s text:c="8"/>s = strtok(0, "/");</text:p>
      <text:p text:style-name="P2"><text:s text:c="4"/>}</text:p>
      <text:p text:style-name="P2">}</text:p>
      <text:p text:style-name="P2">int search(MINODE *mip, char *name)</text:p>
      <text:p text:style-name="P2">{</text:p>
      <text:p text:style-name="P2"><text:s text:c="4"/>int i;</text:p>
      <text:p text:style-name="P2"><text:s text:c="4"/>char *cp, temp[256], sbuf[BLKSIZE];</text:p>
      <text:p text:style-name="P2"><text:s text:c="4"/>DIR *dp;</text:p>
      <text:p text:style-name="P2"><text:s text:c="4"/>for (i=0; i&lt;12; i++){ // search DIR direct blocks only</text:p>
      <text:p text:style-name="P2"><text:s text:c="8"/>if (mip-&gt;INODE.i_block[i] == 0)</text:p>
      <text:p text:style-name="P2"><text:s text:c="12"/>return 0;</text:p>
      <text:p text:style-name="P2"><text:s text:c="8"/>get_block(mip-&gt;dev, mip-&gt;INODE.i_block[i], sbuf);</text:p>
      <text:p text:style-name="P2"><text:s text:c="8"/>dp = (DIR *)sbuf;</text:p>
      <text:p text:style-name="P2"><text:s text:c="8"/>cp = sbuf;</text:p>
      <text:p text:style-name="P2"><text:s text:c="8"/>while (cp &lt; sbuf + BLKSIZE){</text:p>
      <text:p text:style-name="P2"><text:s text:c="12"/>strncpy(temp, dp-&gt;name, dp-&gt;name_len);</text:p>
      <text:p text:style-name="P2"><text:s text:c="12"/>temp[dp-&gt;name_len] = 0;</text:p>
      <text:p text:style-name="P2"><text:s text:c="12"/>printf("%8d%8d%8u %s\n",</text:p>
      <text:p text:style-name="P2"><text:s text:c="19"/>dp-&gt;inode, dp-&gt;rec_len, dp-&gt;name_len, temp);</text:p>
      <text:p text:style-name="P2"><text:s text:c="12"/>if (strcmp(name, temp)==0){</text:p>
      <text:p text:style-name="P2"><text:s text:c="16"/>printf("found %s : inumber = %d\n", name, dp-&gt;inode);</text:p>
      <text:p text:style-name="P2"><text:s text:c="16"/>return dp-&gt;inode;</text:p>
      <text:p text:style-name="P2"><text:s text:c="12"/>}</text:p>
      <text:p text:style-name="P2"><text:s text:c="12"/>cp += dp-&gt;rec_len;</text:p>
      <text:p text:style-name="P2"><text:s text:c="12"/>dp = (DIR *)cp;</text:p>
      <text:p text:style-name="P2"><text:soft-page-break/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2">int getino(char *pathname)</text:p>
      <text:p text:style-name="P2">{</text:p>
      <text:p text:style-name="P2"><text:s text:c="2"/>int i, ino, blk, disp;</text:p>
      <text:p text:style-name="P2"><text:s text:c="2"/>INODE *ip;</text:p>
      <text:p text:style-name="P2"><text:s text:c="2"/>MINODE *mip;</text:p>
      <text:p text:style-name="P2"/>
      <text:p text:style-name="P2"><text:s text:c="2"/>printf("getino: pathname=%s\n", pathname);</text:p>
      <text:p text:style-name="P2"><text:s text:c="2"/>if (strcmp(pathname, "/")==0)</text:p>
      <text:p text:style-name="P2"><text:s text:c="6"/>return 2;</text:p>
      <text:p text:style-name="P2"/>
      <text:p text:style-name="P2"><text:s text:c="2"/>if (pathname[0]=='/')</text:p>
      <text:p text:style-name="P2"><text:s text:c="4"/>mip = iget(dev, 2);//TODO maybe *dev</text:p>
      <text:p text:style-name="P2"><text:s text:c="2"/>else</text:p>
      <text:p text:style-name="P2"><text:s text:c="4"/>mip = iget(running-&gt;cwd-&gt;dev, running-&gt;cwd-&gt;ino);</text:p>
      <text:p text:style-name="P2"/>
      <text:p text:style-name="P2"><text:s text:c="2"/>tokenize(pathname);</text:p>
      <text:p text:style-name="P2"/>
      <text:p text:style-name="P2"><text:s text:c="2"/>for (i=0; i&lt;n; i++){</text:p>
      <text:p text:style-name="P2"><text:s text:c="6"/>printf("===========================================\n");</text:p>
      <text:p text:style-name="P2"><text:s text:c="6"/>ino = search(mip, name[i]);</text:p>
      <text:p text:style-name="P2"/>
      <text:p text:style-name="P2"><text:s text:c="6"/>if (ino==0){</text:p>
      <text:p text:style-name="P2"><text:s text:c="9"/>iput(mip);</text:p>
      <text:p text:style-name="P2"><text:s text:c="9"/>printf("name %s does not exist\n", name[i]);</text:p>
      <text:p text:style-name="P2"><text:s text:c="9"/>return 0;</text:p>
      <text:p text:style-name="P2"><text:s text:c="6"/>}</text:p>
      <text:p text:style-name="P2"><text:s text:c="6"/>iput(mip);</text:p>
      <text:p text:style-name="P2"><text:s text:c="6"/>mip = iget(dev, ino);</text:p>
      <text:p text:style-name="P2"><text:s text:c="3"/>}</text:p>
      <text:p text:style-name="P2"><text:s text:c="3"/>return ino;</text:p>
      <text:p text:style-name="P2">}</text:p>
      <text:p text:style-name="P2"/>
      <text:p text:style-name="P2">int tst_bit(char *buf, int BIT)</text:p>
      <text:p text:style-name="P2">{</text:p>
      <text:p text:style-name="P2"><text:s text:c="4"/>return buf[BIT / 8] &amp; (1 &lt;&lt; (BIT % 8));</text:p>
      <text:p text:style-name="P2">}</text:p>
      <text:p text:style-name="P2"/>
      <text:p text:style-name="P2">int set_bit(char *buf, int bit)</text:p>
      <text:p text:style-name="P2">{</text:p>
      <text:p text:style-name="P2"><text:s text:c="4"/>int i, j;</text:p>
      <text:p text:style-name="P2"><text:s text:c="4"/>i = bit/8; j=bit%8;</text:p>
      <text:p text:style-name="P2"><text:s text:c="4"/>buf[i] |= (1 &lt;&lt; j);</text:p>
      <text:p text:style-name="P2">}</text:p>
      <text:p text:style-name="P2"/>
      <text:p text:style-name="P2">int clr_bit(char *buf, int bit)</text:p>
      <text:p text:style-name="P2">{</text:p>
      <text:p text:style-name="P2"><text:s text:c="4"/>int i, j;</text:p>
      <text:p text:style-name="P2"><text:s text:c="4"/>i = bit/8; j=bit%8;</text:p>
      <text:p text:style-name="P2"><text:s text:c="4"/>buf[i] &amp;= ~(1 &lt;&lt; j);</text:p>
      <text:p text:style-name="P2">}</text:p>
      <text:p text:style-name="P2"/>
      <text:p text:style-name="P2">int ialloc(int dev)</text:p>
      <text:p text:style-name="P2">{</text:p>
      <text:p text:style-name="P2"><text:s text:c="4"/>int <text:s/>i;</text:p>
      <text:p text:style-name="P2"><text:s text:c="4"/>char buf[BLKSIZE];</text:p>
      <text:p text:style-name="P2"/>
      <text:p text:style-name="P2"><text:s text:c="4"/>// read inode_bitmap block</text:p>
      <text:p text:style-name="P2"><text:s text:c="4"/>get_block(dev, imap, buf);</text:p>
      <text:p text:style-name="P2"/>
      <text:p text:style-name="P2"><text:s text:c="4"/>for (i=0; i &lt; ninodes; i++){</text:p>
      <text:p text:style-name="P2"><text:s text:c="8"/>if (tst_bit(buf, i)==0){</text:p>
      <text:p text:style-name="P2"><text:s text:c="12"/>set_bit(buf,i);</text:p>
      <text:p text:style-name="P2"><text:s text:c="12"/>put_block(dev, imap, buf);</text:p>
      <text:p text:style-name="P2"><text:s text:c="12"/>return i+1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2"><text:soft-page-break/></text:p>
      <text:p text:style-name="P2">unsigned long balloc(int dev)</text:p>
      <text:p text:style-name="P2">{</text:p>
      <text:p text:style-name="P2"><text:s text:c="4"/>int i;</text:p>
      <text:p text:style-name="P2"><text:s text:c="4"/>char buf[BLKSIZE];</text:p>
      <text:p text:style-name="P2"><text:s text:c="4"/>int nblocks;</text:p>
      <text:p text:style-name="P2"><text:s text:c="4"/>SUPER *temp;</text:p>
      <text:p text:style-name="P2"/>
      <text:p text:style-name="P2"><text:s text:c="4"/>// get total number of blocks</text:p>
      <text:p text:style-name="P2"><text:s text:c="4"/>get_block(dev,1,buf);</text:p>
      <text:p text:style-name="P2"><text:s text:c="4"/>temp = (SUPER *)buf;</text:p>
      <text:p text:style-name="P2"><text:s text:c="4"/>nblocks = temp-&gt;s_blocks_count;</text:p>
      <text:p text:style-name="P2"><text:s text:c="4"/>put_block(dev,1,buf);</text:p>
      <text:p text:style-name="P2"/>
      <text:p text:style-name="P2"><text:s text:c="4"/>get_block(dev, bmap,buf);</text:p>
      <text:p text:style-name="P2"/>
      <text:p text:style-name="P2"><text:s text:c="4"/>for(i = 0; i &lt; nblocks ; i++)</text:p>
      <text:p text:style-name="P2"><text:s text:c="4"/>{</text:p>
      <text:p text:style-name="P2"><text:s text:c="8"/>if(tst_bit(buf,i) == 0)</text:p>
      <text:p text:style-name="P2"><text:s text:c="8"/>{</text:p>
      <text:p text:style-name="P2"><text:s text:c="12"/>set_bit(buf,i);</text:p>
      <text:p text:style-name="P2"><text:s text:c="12"/>put_block(dev,bmap,buf);</text:p>
      <text:p text:style-name="P2"/>
      <text:p text:style-name="P2"><text:s text:c="12"/>decFreeBlocks(dev);</text:p>
      <text:p text:style-name="P2"><text:s text:c="12"/>return i+1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>int incFreeInodes(int dev)</text:p>
      <text:p text:style-name="P2">{</text:p>
      <text:p text:style-name="P2"><text:s text:c="4"/>char buf[BLKSIZE];</text:p>
      <text:p text:style-name="P2">// inc free inodes count in SUPER and GD</text:p>
      <text:p text:style-name="P2"><text:s text:c="4"/>get_block(dev, 1, buf);</text:p>
      <text:p text:style-name="P2"><text:s text:c="4"/>sp = (SUPER *)buf;</text:p>
      <text:p text:style-name="P2"><text:s text:c="4"/>sp-&gt;s_free_inodes_count++;</text:p>
      <text:p text:style-name="P2"><text:s text:c="4"/>put_block(dev, 1, buf);</text:p>
      <text:p text:style-name="P2"><text:s text:c="4"/>get_block(dev, 2, buf);</text:p>
      <text:p text:style-name="P2"><text:s text:c="4"/>gp = (GD *)buf;</text:p>
      <text:p text:style-name="P2"><text:s text:c="4"/>gp-&gt;bg_free_inodes_count++;</text:p>
      <text:p text:style-name="P2"><text:s text:c="4"/>put_block(dev, 2, buf);</text:p>
      <text:p text:style-name="P2">}</text:p>
      <text:p text:style-name="P2"/>
      <text:p text:style-name="P2">int idalloc(int dev, int ino)</text:p>
      <text:p text:style-name="P2">{</text:p>
      <text:p text:style-name="P2"><text:s text:c="4"/>int i;</text:p>
      <text:p text:style-name="P2"><text:s text:c="4"/>char buf[BLKSIZE];</text:p>
      <text:p text:style-name="P2">// get inode bitmap block</text:p>
      <text:p text:style-name="P2"><text:s text:c="4"/>get_block(dev, imap, buf);</text:p>
      <text:p text:style-name="P2"><text:s text:c="4"/>clr_bit(buf, ino-1);</text:p>
      <text:p text:style-name="P2">// write buf back</text:p>
      <text:p text:style-name="P2"><text:s text:c="4"/>put_block(dev, imap, buf);</text:p>
      <text:p text:style-name="P2">// update free inode count in SUPER and GD</text:p>
      <text:p text:style-name="P2"><text:s text:c="4"/>incFreeInodes(dev);</text:p>
      <text:p text:style-name="P2">}</text:p>
      <text:p text:style-name="P2"/>
      <text:p text:style-name="P2">void bdalloc(int dev, int block)</text:p>
      <text:p text:style-name="P2">{</text:p>
      <text:p text:style-name="P2"><text:s text:c="4"/>char buff[BLKSIZE];</text:p>
      <text:p text:style-name="P2"><text:s text:c="4"/>get_block(dev, bmap, buff);</text:p>
      <text:p text:style-name="P2"><text:s text:c="4"/>clr_bit(buff, block-1);</text:p>
      <text:p text:style-name="P2"><text:s text:c="4"/>put_block(dev, bmap, buff);</text:p>
      <text:p text:style-name="P2">}</text:p>
      <text:p text:style-name="P2"/>
      <text:p text:style-name="P2">void rm_child(MINODE *pmip, char *name)</text:p>
      <text:p text:style-name="P2">{</text:p>
      <text:p text:style-name="P2"><text:s text:c="4"/>INODE* pip = &amp;pmip-&gt;INODE;</text:p>
      <text:p text:style-name="P2"><text:s text:c="4"/>char sbuf[BLKSIZE], temp[256];</text:p>
      <text:p text:style-name="P2"><text:s text:c="4"/>DIR *dp, *startDp;</text:p>
      <text:p text:style-name="P2"><text:s text:c="4"/>char <text:s/>*finalCp, *cp;</text:p>
      <text:p text:style-name="P2"><text:s text:c="4"/>int first, last;</text:p>
      <text:p text:style-name="P2"><text:s text:c="4"/>DIR *predDir;</text:p>
      <text:p text:style-name="P2"/>
      <text:p text:style-name="P2"><text:s text:c="4"/>for (int i=0; i &lt; 12; i++)</text:p>
      <text:p text:style-name="P2"><text:soft-page-break/><text:s text:c="4"/>{ <text:s/>// assume DIR at most 12 direct blocks</text:p>
      <text:p text:style-name="P2"/>
      <text:p text:style-name="P2"><text:s text:c="8"/>if (pip-&gt;i_block[i] == 0)</text:p>
      <text:p text:style-name="P2"><text:s text:c="12"/>return;</text:p>
      <text:p text:style-name="P2"><text:s text:c="8"/>printf("i=%d i_block[%d]=%d\n",i,i,pip-&gt;i_block[i]);</text:p>
      <text:p text:style-name="P2"><text:s text:c="8"/>get_block(dev, pip-&gt;i_block[i], sbuf);</text:p>
      <text:p text:style-name="P2"/>
      <text:p text:style-name="P2"><text:s text:c="8"/>dp = (DIR *)sbuf;</text:p>
      <text:p text:style-name="P2"><text:s text:c="8"/>cp = sbuf;</text:p>
      <text:p text:style-name="P2"><text:s text:c="8"/>int total_length = 0;</text:p>
      <text:p text:style-name="P2"><text:s text:c="8"/>while(cp &lt; sbuf + BLKSIZE){</text:p>
      <text:p text:style-name="P2"><text:s text:c="12"/>strncpy(temp, dp-&gt;name, dp-&gt;name_len);</text:p>
      <text:p text:style-name="P2"><text:s text:c="12"/>total_length += dp-&gt;rec_len;</text:p>
      <text:p text:style-name="P2"><text:s text:c="12"/>temp[dp-&gt;name_len] = 0;</text:p>
      <text:p text:style-name="P2"><text:s text:c="12"/>if (!strcmp(temp, name))</text:p>
      <text:p text:style-name="P2"><text:s text:c="12"/>{</text:p>
      <text:p text:style-name="P2"><text:s text:c="16"/>if (cp == sbuf &amp;&amp; cp + dp-&gt;rec_len == sbuf + BLKSIZE) //first</text:p>
      <text:p text:style-name="P2"><text:s text:c="16"/>{</text:p>
      <text:p text:style-name="P2"><text:s text:c="20"/>memset(sbuf, '\0', BLKSIZE);</text:p>
      <text:p text:style-name="P2"><text:s text:c="20"/>bdalloc(dev, ip-&gt;i_block[i]);</text:p>
      <text:p text:style-name="P2"/>
      <text:p text:style-name="P2"><text:s text:c="20"/>pip-&gt;i_size -=BLKSIZE;</text:p>
      <text:p text:style-name="P2"><text:s text:c="20"/>while(pip-&gt;i_block[i+i] &amp;&amp; i+1 &lt; 12)</text:p>
      <text:p text:style-name="P2"><text:s text:c="20"/>{</text:p>
      <text:p text:style-name="P2"><text:s text:c="24"/>get_block(dev, pip-&gt;i_block[i], sbuf);</text:p>
      <text:p text:style-name="P2"><text:s text:c="24"/>put_block(dev, pip-&gt;i_block[i-1], sbuf);</text:p>
      <text:p text:style-name="P2"><text:s text:c="24"/>i++;</text:p>
      <text:p text:style-name="P2"><text:s text:c="20"/>}</text:p>
      <text:p text:style-name="P2"><text:s text:c="16"/>}</text:p>
      <text:p text:style-name="P2"><text:s text:c="16"/>else if(cp+dp-&gt;rec_len == sbuf + BLKSIZE) //last</text:p>
      <text:p text:style-name="P2"><text:s text:c="16"/>{</text:p>
      <text:p text:style-name="P2"><text:s text:c="20"/>predDir-&gt;rec_len +=dp-&gt;rec_len;</text:p>
      <text:p text:style-name="P2"><text:s text:c="20"/>put_block(dev, pip-&gt;i_block[i], sbuf);</text:p>
      <text:p text:style-name="P2"><text:s text:c="16"/>}</text:p>
      <text:p text:style-name="P2"><text:s text:c="16"/>else //middle</text:p>
      <text:p text:style-name="P2"><text:s text:c="16"/>{</text:p>
      <text:p text:style-name="P2"><text:s text:c="20"/>int removed_length = dp-&gt;rec_len;</text:p>
      <text:p text:style-name="P2"><text:s text:c="20"/>char* cNext = cp + dp-&gt;rec_len;</text:p>
      <text:p text:style-name="P2"><text:s text:c="20"/>DIR* dNext = (DIR *)cNext;</text:p>
      <text:p text:style-name="P2"><text:s text:c="20"/>while(total_length + dNext-&gt;rec_len &lt; BLKSIZE)</text:p>
      <text:p text:style-name="P2"><text:s text:c="20"/>{</text:p>
      <text:p text:style-name="P2"><text:s text:c="24"/>total_length += dNext-&gt;rec_len;</text:p>
      <text:p text:style-name="P2"><text:s text:c="24"/>int next_length = dNext-&gt;rec_len;</text:p>
      <text:p text:style-name="P2"><text:s text:c="24"/>dp-&gt;inode = dNext-&gt;inode;</text:p>
      <text:p text:style-name="P2"><text:s text:c="24"/>dp-&gt;rec_len = dNext-&gt;rec_len;</text:p>
      <text:p text:style-name="P2"><text:s text:c="24"/>dp-&gt;name_len = dNext-&gt;name_len;</text:p>
      <text:p text:style-name="P2"><text:s text:c="24"/>strncpy(dp-&gt;name, dNext-&gt;name, dNext-&gt;name_len);</text:p>
      <text:p text:style-name="P2"><text:s text:c="24"/>cNext += next_length;</text:p>
      <text:p text:style-name="P2"><text:s text:c="24"/>dNext = (DIR *)cNext;</text:p>
      <text:p text:style-name="P2"><text:s text:c="24"/>cp+= next_length;</text:p>
      <text:p text:style-name="P2"><text:s text:c="24"/>dp = (DIR *)cp;</text:p>
      <text:p text:style-name="P2"><text:s text:c="20"/>}</text:p>
      <text:p text:style-name="P2"><text:s text:c="20"/>dp-&gt;inode = dNext-&gt;inode;</text:p>
      <text:p text:style-name="P2"><text:s text:c="20"/>// add removed rec_len to the last entry of the block</text:p>
      <text:p text:style-name="P2"><text:s text:c="20"/>dp-&gt;rec_len = dNext-&gt;rec_len + removed_length;</text:p>
      <text:p text:style-name="P2"><text:s text:c="20"/>dp-&gt;name_len = dNext-&gt;name_len;</text:p>
      <text:p text:style-name="P2"><text:s text:c="20"/>strncpy(dp-&gt;name, dNext-&gt;name, dNext-&gt;name_len);</text:p>
      <text:p text:style-name="P2"><text:s text:c="20"/>put_block(dev, pip-&gt;i_block[i], sbuf); // save</text:p>
      <text:p text:style-name="P2"><text:s text:c="20"/>pmip-&gt;dirty = 1;</text:p>
      <text:p text:style-name="P2"><text:s text:c="20"/>return;</text:p>
      <text:p text:style-name="P2"><text:s text:c="16"/>}</text:p>
      <text:p text:style-name="P2"><text:s text:c="16"/>pmip-&gt;dirty=1;</text:p>
      <text:p text:style-name="P2"><text:s text:c="16"/>iput(pmip);</text:p>
      <text:p text:style-name="P2"><text:s text:c="16"/>return;</text:p>
      <text:p text:style-name="P2"><text:s text:c="12"/>}</text:p>
      <text:p text:style-name="P2"><text:s text:c="12"/>predDir = dp;</text:p>
      <text:p text:style-name="P2"><text:s text:c="12"/>cp += dp-&gt;rec_len;</text:p>
      <text:p text:style-name="P2"><text:s text:c="12"/>dp = (DIR *)cp;</text:p>
      <text:p text:style-name="P2"><text:s text:c="8"/>}</text:p>
      <text:p text:style-name="P2"><text:s text:c="4"/>}</text:p>
      <text:p text:style-name="P2">}</text:p>
      <text:p text:style-name="P2"/>
      <text:p text:style-name="P2">void deallocateInodeDataBlocks(MINODE* mip)</text:p>
      <text:p text:style-name="P2">{</text:p>
      <text:p text:style-name="P2"><text:soft-page-break/><text:s text:c="4"/>char bitmap[1024],dblindbuff[1024], buff[BLKSIZE];</text:p>
      <text:p text:style-name="P2"><text:s text:c="4"/>int i = 0;</text:p>
      <text:p text:style-name="P2"><text:s text:c="4"/>int j = 0;</text:p>
      <text:p text:style-name="P2"><text:s text:c="4"/>int indblk,dblindblk;</text:p>
      <text:p text:style-name="P2"><text:s text:c="4"/>unsigned long *indirect,*doubleindirect;</text:p>
      <text:p text:style-name="P2"><text:s text:c="4"/>get_block(dev,bmap,bitmap);</text:p>
      <text:p text:style-name="P2"><text:s text:c="4"/>for ( i = 0; i&lt;12; i++)</text:p>
      <text:p text:style-name="P2"><text:s text:c="4"/>{</text:p>
      <text:p text:style-name="P2"><text:s text:c="8"/>if (mip-&gt;INODE.i_block[i]!=0)</text:p>
      <text:p text:style-name="P2"><text:s text:c="8"/>{</text:p>
      <text:p text:style-name="P2"><text:s text:c="12"/>clr_bit(bitmap, mip-&gt;INODE.i_block[i]-1);</text:p>
      <text:p text:style-name="P2"><text:s text:c="12"/>mip-&gt;INODE.i_block[i]=0;</text:p>
      <text:p text:style-name="P2"><text:s text:c="8"/>}</text:p>
      <text:p text:style-name="P2"><text:s text:c="8"/>else</text:p>
      <text:p text:style-name="P2"><text:s text:c="8"/>{</text:p>
      <text:p text:style-name="P2"><text:s text:c="12"/>put_block(dev,bmap,bitmap);</text:p>
      <text:p text:style-name="P2"><text:s text:c="12"/>return ;</text:p>
      <text:p text:style-name="P2"><text:s text:c="8"/>}</text:p>
      <text:p text:style-name="P2"><text:s text:c="4"/>}</text:p>
      <text:p text:style-name="P2"><text:s text:c="4"/>if (mip-&gt;INODE.i_block[i]!=0)</text:p>
      <text:p text:style-name="P2"><text:s text:c="4"/>{</text:p>
      <text:p text:style-name="P2"><text:s text:c="8"/>indblk = mip-&gt;INODE.i_block[i];</text:p>
      <text:p text:style-name="P2"><text:s text:c="8"/>get_block(dev,indblk,buff);</text:p>
      <text:p text:style-name="P2"><text:s text:c="8"/>indirect = (unsigned long *)buff;</text:p>
      <text:p text:style-name="P2"><text:s text:c="8"/>for (i=0;i&lt;256;i++)</text:p>
      <text:p text:style-name="P2"><text:s text:c="8"/>{</text:p>
      <text:p text:style-name="P2"><text:s text:c="12"/>if(*indirect != 0)</text:p>
      <text:p text:style-name="P2"><text:s text:c="12"/>{</text:p>
      <text:p text:style-name="P2"><text:s text:c="16"/>clr_bit(bitmap, *indirect-1);</text:p>
      <text:p text:style-name="P2"><text:s text:c="16"/>*indirect = 0;</text:p>
      <text:p text:style-name="P2"><text:s text:c="16"/>indirect++;</text:p>
      <text:p text:style-name="P2"><text:s text:c="12"/>}</text:p>
      <text:p text:style-name="P2"><text:s text:c="12"/>else</text:p>
      <text:p text:style-name="P2"><text:s text:c="12"/>{</text:p>
      <text:p text:style-name="P2"><text:s text:c="16"/>clr_bit(bitmap, indblk-1);</text:p>
      <text:p text:style-name="P2"><text:s text:c="16"/>put_block(dev,indblk,buff);</text:p>
      <text:p text:style-name="P2"><text:s text:c="16"/>put_block(dev,bmap,bitmap);</text:p>
      <text:p text:style-name="P2"><text:s text:c="16"/>mip-&gt;INODE.i_block[12] = 0;</text:p>
      <text:p text:style-name="P2"><text:s text:c="16"/>return;</text:p>
      <text:p text:style-name="P2"><text:s text:c="12"/>}</text:p>
      <text:p text:style-name="P2"><text:s text:c="8"/>}</text:p>
      <text:p text:style-name="P2"><text:s text:c="4"/>}</text:p>
      <text:p text:style-name="P2"><text:s text:c="4"/>else</text:p>
      <text:p text:style-name="P2"><text:s text:c="4"/>{</text:p>
      <text:p text:style-name="P2"><text:s text:c="8"/>put_block(dev,bmap,bitmap);</text:p>
      <text:p text:style-name="P2"><text:s text:c="8"/>return;</text:p>
      <text:p text:style-name="P2"><text:s text:c="4"/>}</text:p>
      <text:p text:style-name="P2"><text:s text:c="4"/>if (mip-&gt;INODE.i_block[13]!=0)</text:p>
      <text:p text:style-name="P2"><text:s text:c="4"/>{</text:p>
      <text:p text:style-name="P2"><text:s text:c="8"/>dblindblk = mip-&gt;INODE.i_block[13];</text:p>
      <text:p text:style-name="P2"><text:s text:c="8"/>get_block(dev,dblindblk,dblindbuff);</text:p>
      <text:p text:style-name="P2"><text:s text:c="8"/>doubleindirect = (unsigned long *)dblindbuff;</text:p>
      <text:p text:style-name="P2"><text:s text:c="8"/>for (i=0;i&lt;256;i++)</text:p>
      <text:p text:style-name="P2"><text:s text:c="8"/>{</text:p>
      <text:p text:style-name="P2"><text:s text:c="12"/>indblk = *doubleindirect;</text:p>
      <text:p text:style-name="P2"><text:s text:c="12"/>get_block(dev,indblk,buff);</text:p>
      <text:p text:style-name="P2"><text:s text:c="12"/>indirect = (unsigned long *)buff;</text:p>
      <text:p text:style-name="P2"><text:s text:c="12"/>for (j=0;j&lt;256;j++)</text:p>
      <text:p text:style-name="P2"><text:s text:c="12"/>{</text:p>
      <text:p text:style-name="P2"><text:s text:c="16"/>if(*indirect != 0)</text:p>
      <text:p text:style-name="P2"><text:s text:c="16"/>{</text:p>
      <text:p text:style-name="P2"><text:s text:c="20"/>clr_bit(bitmap, *indirect-1);</text:p>
      <text:p text:style-name="P2"><text:s text:c="20"/>*indirect = 0;</text:p>
      <text:p text:style-name="P2"><text:s text:c="20"/>indirect++;</text:p>
      <text:p text:style-name="P2"><text:s text:c="16"/>}</text:p>
      <text:p text:style-name="P2"><text:s text:c="16"/>else</text:p>
      <text:p text:style-name="P2"><text:s text:c="16"/>{</text:p>
      <text:p text:style-name="P2"><text:s text:c="20"/>clr_bit(bitmap, indblk-1);</text:p>
      <text:p text:style-name="P2"><text:s text:c="20"/>clr_bit(bitmap, dblindblk-1);</text:p>
      <text:p text:style-name="P2"><text:s text:c="20"/>put_block(dev,indblk,buff);</text:p>
      <text:p text:style-name="P2"><text:s text:c="20"/>put_block(dev,bmap,bitmap);</text:p>
      <text:p text:style-name="P2"><text:s text:c="20"/>put_block(dev,dblindblk,dblindbuff);</text:p>
      <text:p text:style-name="P2"><text:s text:c="20"/>mip-&gt;INODE.i_block[13] = 0;</text:p>
      <text:p text:style-name="P2"><text:s text:c="20"/>return;</text:p>
      <text:p text:style-name="P2"><text:soft-page-break/><text:s text:c="16"/>}</text:p>
      <text:p text:style-name="P2"><text:s text:c="16"/>clr_bit(bitmap, indblk-1);</text:p>
      <text:p text:style-name="P2"/>
      <text:p text:style-name="P2"><text:s text:c="12"/>}</text:p>
      <text:p text:style-name="P2"><text:s text:c="12"/>doubleindirect++;</text:p>
      <text:p text:style-name="P2"><text:s text:c="12"/>if (*doubleindirect == 0)</text:p>
      <text:p text:style-name="P2"><text:s text:c="12"/>{</text:p>
      <text:p text:style-name="P2"><text:s text:c="16"/>clr_bit(bitmap, indblk-1);</text:p>
      <text:p text:style-name="P2"><text:s text:c="16"/>clr_bit(bitmap, dblindblk-1);</text:p>
      <text:p text:style-name="P2"><text:s text:c="16"/>put_block(dev,indblk,buff);</text:p>
      <text:p text:style-name="P2"><text:s text:c="16"/>put_block(dev,bmap,bitmap);</text:p>
      <text:p text:style-name="P2"><text:s text:c="16"/>put_block(dev,dblindblk,dblindbuff);</text:p>
      <text:p text:style-name="P2"><text:s text:c="16"/>mip-&gt;INODE.i_block[13] = 0;</text:p>
      <text:p text:style-name="P2"><text:s text:c="16"/>return;</text:p>
      <text:p text:style-name="P2"><text:s text:c="12"/>}</text:p>
      <text:p text:style-name="P2"><text:s text:c="8"/>}</text:p>
      <text:p text:style-name="P2"><text:s text:c="4"/>}</text:p>
      <text:p text:style-name="P2"><text:s text:c="4"/>else</text:p>
      <text:p text:style-name="P2"><text:s text:c="4"/>{</text:p>
      <text:p text:style-name="P2"><text:s text:c="8"/>put_block(dev,bmap,bitmap);</text:p>
      <text:p text:style-name="P2"><text:s text:c="8"/>return;</text:p>
      <text:p text:style-name="P2"><text:s text:c="4"/>}</text:p>
      <text:p text:style-name="P2"/>
      <text:p text:style-name="P2">}</text:p>
      <text:p text:style-name="P2"/>
      <text:p text:style-name="P2">void my_truncate(MINODE *mip)</text:p>
      <text:p text:style-name="P2">{</text:p>
      <text:p text:style-name="P2"><text:s text:c="4"/>deallocateInodeDataBlocks(mip);</text:p>
      <text:p text:style-name="P2"><text:s text:c="4"/>mip-&gt;INODE.i_atime = mip-&gt;INODE.i_mtime = time(0L);</text:p>
      <text:p text:style-name="P2"><text:s text:c="4"/>mip-&gt;INODE.i_size = 0;</text:p>
      <text:p text:style-name="P2"><text:s text:c="4"/>mip-&gt;dirty = 1;</text:p>
      <text:p text:style-name="P2">}</text:p>
      <text:p text:style-name="P2"/>
      <text:p text:style-name="P4">/****************************************************************************</text:p>
      <text:p text:style-name="P2">* <text:s text:c="18"/><text:span text:style-name="T1">main.c</text:span> <text:s text:c="27"/>*</text:p>
      <text:p text:style-name="P2">*****************************************************************************/</text:p>
      <text:p text:style-name="P2">#include &lt;stdio.h&gt;</text:p>
      <text:p text:style-name="P2">#include &lt;stdlib.h&gt;</text:p>
      <text:p text:style-name="P2">#include &lt;fcntl.h&gt;</text:p>
      <text:p text:style-name="P2">#include &lt;string.h&gt;</text:p>
      <text:p text:style-name="P2">#include &lt;time.h&gt;</text:p>
      <text:p text:style-name="P2">#include &lt;libgen.h&gt;</text:p>
      <text:p text:style-name="P2">#include &lt;sys/stat.h&gt;</text:p>
      <text:p text:style-name="P2">#include &lt;ext2fs/ext2_fs.h&gt;</text:p>
      <text:p text:style-name="P2"/>
      <text:p text:style-name="P2">#include "type.h"</text:p>
      <text:p text:style-name="P2"/>
      <text:p text:style-name="P2">MINODE minode[NMINODE];</text:p>
      <text:p text:style-name="P2">MINODE *root;</text:p>
      <text:p text:style-name="P2">PROC <text:s text:c="2"/>proc[NPROC], *running;</text:p>
      <text:p text:style-name="P2"/>
      <text:p text:style-name="P2">char <text:s text:c="2"/>gpath[256]; // global for tokenized components</text:p>
      <text:p text:style-name="P2">char <text:s text:c="2"/>*name[64]; <text:s/>// assume at most 64 components in pathname</text:p>
      <text:p text:style-name="P2">int <text:s text:c="3"/>n; <text:s text:c="9"/>// number of component strings</text:p>
      <text:p text:style-name="P2"/>
      <text:p text:style-name="P2">int <text:s text:c="3"/>fd, dev;</text:p>
      <text:p text:style-name="P2">int <text:s text:c="3"/>nblocks, ninodes, bmap, imap, inode_start;</text:p>
      <text:p text:style-name="P2">char <text:s text:c="2"/>line[256], cmd[32], pathname[256];</text:p>
      <text:p text:style-name="P2">int isDev = 1;</text:p>
      <text:p text:style-name="P2"/>
      <text:p text:style-name="P2">#include "util.c"</text:p>
      <text:p text:style-name="P2">#include "cd_ls_pwd.c"</text:p>
      <text:p text:style-name="P2"/>
      <text:p text:style-name="P2">int init()</text:p>
      <text:p text:style-name="P2">{</text:p>
      <text:p text:style-name="P2"><text:s text:c="2"/>int i, j;</text:p>
      <text:p text:style-name="P2"><text:s text:c="2"/>MINODE *mip;</text:p>
      <text:p text:style-name="P2"><text:s text:c="2"/>PROC <text:s text:c="2"/>*p;</text:p>
      <text:p text:style-name="P2"/>
      <text:p text:style-name="P2"><text:s text:c="2"/>printf("init()\n");</text:p>
      <text:p text:style-name="P2"/>
      <text:p text:style-name="P2"><text:s text:c="2"/>for (i=0; i&lt;NMINODE; i++){</text:p>
      <text:p text:style-name="P2"><text:s text:c="4"/>mip = &amp;minode[i];</text:p>
      <text:p text:style-name="P2"><text:s text:c="4"/>mip-&gt;dev = mip-&gt;ino = 0;</text:p>
      <text:p text:style-name="P2"><text:s text:c="4"/>mip-&gt;refCount = 0;</text:p>
      <text:p text:style-name="P2"><text:s text:c="4"/>mip-&gt;mounted = 0;</text:p>
      <text:p text:style-name="P2"><text:s text:c="4"/>mip-&gt;mptr = 0;</text:p>
      <text:p text:style-name="P2"><text:s text:c="2"/>}</text:p>
      <text:p text:style-name="P2"><text:s text:c="2"/>for (i=0; i&lt;NPROC; i++){</text:p>
      <text:p text:style-name="P2"><text:s text:c="4"/>p = &amp;proc[i];</text:p>
      <text:p text:style-name="P2"><text:s text:c="4"/>p-&gt;pid = i;</text:p>
      <text:p text:style-name="P2"><text:s text:c="4"/>p-&gt;uid = 0;</text:p>
      <text:p text:style-name="P2"><text:s text:c="4"/>p-&gt;cwd = 0;</text:p>
      <text:p text:style-name="P2"><text:s text:c="4"/>p-&gt;status = FREE;</text:p>
      <text:p text:style-name="P2"><text:s text:c="4"/>for (j=0; j&lt;NFD; j++)</text:p>
      <text:p text:style-name="P2"><text:s text:c="6"/>p-&gt;fd[j] = 0;</text:p>
      <text:p text:style-name="P2"><text:s text:c="2"/>}</text:p>
      <text:p text:style-name="P2">}</text:p>
      <text:p text:style-name="P2"/>
      <text:p text:style-name="P2">// load root INODE and set root pointer to it</text:p>
      <text:p text:style-name="P2">int mount_root()</text:p>
      <text:p text:style-name="P2">{ <text:s/></text:p>
      <text:p text:style-name="P2"><text:s text:c="2"/>printf("mount_root()\n");</text:p>
      <text:p text:style-name="P2"><text:s text:c="2"/>root = iget(dev, 2);</text:p>
      <text:p text:style-name="P2">}</text:p>
      <text:p text:style-name="P2"/>
      <text:p text:style-name="P2">char *disk = "disk";</text:p>
      <text:p text:style-name="P2">int main(int argc, char *argv[ ])</text:p>
      <text:p text:style-name="P2">{</text:p>
      <text:p text:style-name="P2"><text:s text:c="2"/>int ino;</text:p>
      <text:p text:style-name="P2"><text:s text:c="2"/>char buf[BLKSIZE];</text:p>
      <text:p text:style-name="P2"><text:s text:c="2"/>if (argc &gt; 1)</text:p>
      <text:p text:style-name="P2"><text:s text:c="4"/>disk = argv[1];</text:p>
      <text:p text:style-name="P2"/>
      <text:p text:style-name="P2"><text:s text:c="2"/>printf("checking EXT2 FS ....");</text:p>
      <text:p text:style-name="P2"><text:s text:c="2"/>if ((fd = open(disk, O_RDWR)) &lt; 0){</text:p>
      <text:p text:style-name="P2"><text:s text:c="4"/>printf("open %s failed\n", disk); <text:s/>exit(1);</text:p>
      <text:p text:style-name="P2"><text:soft-page-break/><text:s text:c="2"/>}</text:p>
      <text:p text:style-name="P2"><text:s text:c="2"/>dev = fd;</text:p>
      <text:p text:style-name="P2"><text:s text:c="2"/>/********** read super block at 1024 ****************/</text:p>
      <text:p text:style-name="P2"><text:s text:c="2"/>get_block(dev, 1, buf);</text:p>
      <text:p text:style-name="P2"><text:s text:c="2"/>sp = (SUPER *)buf;</text:p>
      <text:p text:style-name="P2"/>
      <text:p text:style-name="P2"><text:s text:c="2"/>/* verify it's an ext2 file system *****************/</text:p>
      <text:p text:style-name="P2"><text:s text:c="2"/>if (sp-&gt;s_magic != 0xEF53){</text:p>
      <text:p text:style-name="P2"><text:s text:c="6"/>printf("magic = %x is not an ext2 filesystem\n", sp-&gt;s_magic);</text:p>
      <text:p text:style-name="P2"><text:s text:c="6"/>exit(1);</text:p>
      <text:p text:style-name="P2"><text:s text:c="2"/>} <text:s text:c="4"/></text:p>
      <text:p text:style-name="P2"><text:s text:c="2"/>printf("OK\n");</text:p>
      <text:p text:style-name="P2"><text:s text:c="2"/>ninodes = sp-&gt;s_inodes_count;</text:p>
      <text:p text:style-name="P2"><text:s text:c="2"/>nblocks = sp-&gt;s_blocks_count;</text:p>
      <text:p text:style-name="P2"/>
      <text:p text:style-name="P2"><text:s text:c="2"/>get_block(dev, 2, buf); </text:p>
      <text:p text:style-name="P2"><text:s text:c="2"/>gp = (GD *)buf;</text:p>
      <text:p text:style-name="P2"/>
      <text:p text:style-name="P2"><text:s text:c="2"/>bmap = gp-&gt;bg_block_bitmap;</text:p>
      <text:p text:style-name="P2"><text:s text:c="2"/>imap = gp-&gt;bg_inode_bitmap;</text:p>
      <text:p text:style-name="P2"><text:s text:c="2"/>inode_start = gp-&gt;bg_inode_table;</text:p>
      <text:p text:style-name="P2"><text:s text:c="2"/>printf("bmp=%d imap=%d inode_start = %d\n", bmap, imap, inode_start);</text:p>
      <text:p text:style-name="P2"/>
      <text:p text:style-name="P2"><text:s text:c="2"/>init(); <text:s/></text:p>
      <text:p text:style-name="P2"><text:s text:c="2"/>mount_root();</text:p>
      <text:p text:style-name="P2"/>
      <text:p text:style-name="P2"><text:s text:c="2"/>printf("root refCount = %d\n", root-&gt;refCount);</text:p>
      <text:p text:style-name="P2"><text:s text:c="2"/></text:p>
      <text:p text:style-name="P2"><text:s text:c="2"/>printf("creating P0 as running process\n");</text:p>
      <text:p text:style-name="P2"><text:s text:c="2"/>running = &amp;proc[0];</text:p>
      <text:p text:style-name="P2"><text:s text:c="2"/>running-&gt;status = READY;</text:p>
      <text:p text:style-name="P2"><text:s text:c="2"/>running-&gt;cwd = iget(dev, 2);</text:p>
      <text:p text:style-name="P2"><text:s text:c="2"/></text:p>
      <text:p text:style-name="P2"><text:s text:c="2"/>printf("root refCount = %d\n", root-&gt;refCount);</text:p>
      <text:p text:style-name="P2"/>
      <text:p text:style-name="P2"><text:s text:c="2"/>//printf("hit a key to continue : "); getchar();</text:p>
      <text:p text:style-name="P2"><text:s text:c="2"/>while(1){</text:p>
      <text:p text:style-name="P2"><text:s text:c="4"/>printf("input command : [ls|cd|pwd|quit|mkdir|creat|link|unlink|symlink|stat|touch|chmod|rmdir|open|cat|read|write|lseek|pfd|mv] ");</text:p>
      <text:p text:style-name="P2"><text:s text:c="4"/>fgets(line, 128, stdin);</text:p>
      <text:p text:style-name="P2"><text:s text:c="4"/>line[strlen(line)-1] = 0;</text:p>
      <text:p text:style-name="P2"><text:s text:c="4"/>if (line[0]==0)</text:p>
      <text:p text:style-name="P2"><text:s text:c="6"/>continue;</text:p>
      <text:p text:style-name="P2"><text:s text:c="4"/>pathname[0] = 0;</text:p>
      <text:p text:style-name="P2"><text:s text:c="4"/>cmd[0] = 0;</text:p>
      <text:p text:style-name="P2"><text:s text:c="4"/></text:p>
      <text:p text:style-name="P2"><text:s text:c="4"/>sscanf(line, "%s %[^\n]", cmd, pathname);</text:p>
      <text:p text:style-name="P2"><text:s text:c="4"/>printf("cmd=%s pathname=%s\n", cmd, pathname);</text:p>
      <text:p text:style-name="P2"/>
      <text:p text:style-name="P2"><text:s text:c="4"/>if (strcmp(cmd, "ls")==0)</text:p>
      <text:p text:style-name="P2"><text:s text:c="8"/>list_file();</text:p>
      <text:p text:style-name="P2"><text:s text:c="4"/>if (strcmp(cmd, "cd")==0)</text:p>
      <text:p text:style-name="P2"><text:s text:c="8"/>change_dir();</text:p>
      <text:p text:style-name="P2"><text:s text:c="4"/>if (strcmp(cmd, "pwd")==0)</text:p>
      <text:p text:style-name="P2"><text:s text:c="8"/>pwd(running-&gt;cwd);</text:p>
      <text:p text:style-name="P2"><text:s text:c="4"/>if (strcmp(cmd, "quit")==0)</text:p>
      <text:p text:style-name="P2"><text:s text:c="8"/>myQuit();</text:p>
      <text:p text:style-name="P2"><text:s text:c="4"/>if (strcmp(cmd, "mkdir")==0)</text:p>
      <text:p text:style-name="P2"><text:s text:c="8"/>mk_dir();</text:p>
      <text:p text:style-name="P2"><text:s text:c="4"/>if (strcmp(cmd, "creat")==0)</text:p>
      <text:p text:style-name="P2"><text:s text:c="8"/>create_fileProxy();</text:p>
      <text:p text:style-name="P2"><text:s text:c="4"/>if (strcmp(cmd, "link")==0)</text:p>
      <text:p text:style-name="P2"><text:s text:c="6"/>linkProxy();</text:p>
      <text:p text:style-name="P2"><text:s text:c="4"/>if (strcmp(cmd, "unlink")==0)</text:p>
      <text:p text:style-name="P2"><text:s text:c="6"/>my_unlinkProxy();</text:p>
      <text:p text:style-name="P2"><text:s text:c="4"/>if (strcmp(cmd, "symlink")==0)</text:p>
      <text:p text:style-name="P2"><text:s text:c="6"/>my_symlink();</text:p>
      <text:p text:style-name="P2"><text:s text:c="4"/>if (strcmp(cmd, "stat")==0)</text:p>
      <text:p text:style-name="P2"><text:s text:c="6"/>my_stat();</text:p>
      <text:p text:style-name="P2"><text:s text:c="4"/>if (strcmp(cmd, "touch")==0)</text:p>
      <text:p text:style-name="P2"><text:s text:c="6"/>my_touch();</text:p>
      <text:p text:style-name="P2"><text:s text:c="4"/>if (strcmp(cmd, "chmod")==0)</text:p>
      <text:p text:style-name="P2"><text:s text:c="6"/>my_chmod();</text:p>
      <text:p text:style-name="P2"><text:s text:c="4"/>if (strcmp(cmd, "rmdir")==0)</text:p>
      <text:p text:style-name="P2"><text:soft-page-break/><text:s text:c="6"/>my_rmdir();</text:p>
      <text:p text:style-name="P2"><text:s text:c="4"/>if (strcmp(cmd, "open")==0)</text:p>
      <text:p text:style-name="P2"><text:s text:c="6"/>proxyMyOpen();</text:p>
      <text:p text:style-name="P2"><text:s text:c="4"/>if (strcmp(cmd, "cat")==0)</text:p>
      <text:p text:style-name="P2"><text:s text:c="6"/>cat();</text:p>
      <text:p text:style-name="P2"><text:s text:c="4"/>if (strcmp(cmd, "read")==0)</text:p>
      <text:p text:style-name="P2"><text:s text:c="6"/>read_file();</text:p>
      <text:p text:style-name="P2"><text:s text:c="4"/>if (strcmp(cmd, "write")==0)</text:p>
      <text:p text:style-name="P2"><text:s text:c="6"/>write_file();</text:p>
      <text:p text:style-name="P2"><text:s text:c="4"/>if (strcmp(cmd, "mv")==0)</text:p>
      <text:p text:style-name="P2"><text:s text:c="8"/>mvProxy();</text:p>
      <text:p text:style-name="P2"><text:s text:c="4"/>if (strcmp(cmd, "lseek")==0)</text:p>
      <text:p text:style-name="P2"><text:s text:c="6"/>lseekProxy();</text:p>
      <text:p text:style-name="P2"><text:s text:c="4"/>if (strcmp(cmd, "pfd")==0)</text:p>
      <text:p text:style-name="P2"><text:s text:c="6"/>pfd();</text:p>
      <text:p text:style-name="P2"><text:s text:c="4"/>if (strcmp(cmd, "close")==0)</text:p>
      <text:p text:style-name="P2"><text:s text:c="6"/>closeProxy();</text:p>
      <text:p text:style-name="P2"><text:s text:c="4"/>if (strcmp(cmd, "cp") == 0)</text:p>
      <text:p text:style-name="P2"><text:s text:c="6"/>cpProxy();</text:p>
      <text:p text:style-name="P2"><text:s text:c="2"/>}</text:p>
      <text:p text:style-name="P2">}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874in" fo:margin-right="0.37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16:44:13.807304703</dc:date>
    <meta:editing-duration>PT3M27S</meta:editing-duration>
    <meta:editing-cycles>1</meta:editing-cycles>
    <meta:document-statistic meta:table-count="0" meta:image-count="0" meta:object-count="0" meta:page-count="28" meta:paragraph-count="1669" meta:word-count="5093" meta:character-count="46515" meta:non-whitespace-character-count="32790"/>
    <meta:generator>LibreOffice/6.0.7.3$Linux_X86_64 LibreOffice_project/00m0$Build-3</meta:generator>
  </office:meta>
</office:document-meta>
</file>